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207a1a" officeooo:paragraph-rsid="00207a1a"/>
    </style:style>
    <style:style style:name="P2" style:family="paragraph" style:parent-style-name="Standard">
      <style:text-properties fo:language="en" fo:country="GB" officeooo:rsid="001e7495" officeooo:paragraph-rsid="001e7495"/>
    </style:style>
    <style:style style:name="P3" style:family="paragraph" style:parent-style-name="Standard">
      <style:text-properties fo:language="en" fo:country="GB" officeooo:paragraph-rsid="00358083"/>
    </style:style>
    <style:style style:name="P4" style:family="paragraph" style:parent-style-name="Standard">
      <style:text-properties fo:language="en" fo:country="GB" officeooo:rsid="001ad2a5" officeooo:paragraph-rsid="001ad2a5"/>
    </style:style>
    <style:style style:name="P5" style:family="paragraph" style:parent-style-name="Standard">
      <style:paragraph-properties fo:break-before="page"/>
      <style:text-properties fo:language="en" fo:country="GB" officeooo:rsid="001ad2a5" officeooo:paragraph-rsid="001ad2a5"/>
    </style:style>
    <style:style style:name="P6" style:family="paragraph" style:parent-style-name="Text_20_body">
      <style:paragraph-properties fo:break-before="page"/>
      <style:text-properties fo:language="en" fo:country="GB" fo:font-style="normal" officeooo:rsid="0057e6d4" officeooo:paragraph-rsid="0057e6d4" style:font-style-asian="normal" style:font-style-complex="normal"/>
    </style:style>
    <style:style style:name="P7" style:family="paragraph" style:parent-style-name="Text_20_body">
      <style:paragraph-properties fo:text-align="start" style:justify-single-word="false" fo:break-before="page"/>
      <style:text-properties officeooo:rsid="00853f20" officeooo:paragraph-rsid="001e7495"/>
    </style:style>
    <style:style style:name="P8" style:family="paragraph" style:parent-style-name="Text_20_body">
      <style:paragraph-properties fo:text-align="start" style:justify-single-word="false"/>
      <style:text-properties fo:language="en" fo:country="GB" officeooo:rsid="001e7495" officeooo:paragraph-rsid="001e7495"/>
    </style:style>
    <style:style style:name="P9" style:family="paragraph" style:parent-style-name="Text_20_body">
      <style:text-properties fo:language="en" fo:country="GB" officeooo:paragraph-rsid="003a6014"/>
    </style:style>
    <style:style style:name="P10" style:family="paragraph" style:parent-style-name="Text_20_body">
      <style:text-properties fo:language="en" fo:country="GB" officeooo:paragraph-rsid="0040027f"/>
    </style:style>
    <style:style style:name="P11" style:family="paragraph" style:parent-style-name="Text_20_body">
      <style:paragraph-properties fo:text-align="start" style:justify-single-word="false"/>
      <style:text-properties fo:language="en" fo:country="GB"/>
    </style:style>
    <style:style style:name="P12" style:family="paragraph" style:parent-style-name="Text_20_body">
      <style:text-properties fo:language="en" fo:country="GB" officeooo:rsid="002f2c15" officeooo:paragraph-rsid="004d9e68"/>
    </style:style>
    <style:style style:name="P13" style:family="paragraph" style:parent-style-name="Text_20_body">
      <style:text-properties fo:language="en" fo:country="GB" officeooo:rsid="002f2c15" officeooo:paragraph-rsid="006cb401"/>
    </style:style>
    <style:style style:name="P14" style:family="paragraph" style:parent-style-name="Text_20_body">
      <style:text-properties fo:language="en" fo:country="GB" fo:font-style="normal" officeooo:rsid="00377a5f" officeooo:paragraph-rsid="003e6276" style:font-style-asian="normal" style:font-style-complex="normal"/>
    </style:style>
    <style:style style:name="P15" style:family="paragraph" style:parent-style-name="Text_20_body">
      <style:text-properties fo:language="en" fo:country="GB" fo:font-style="normal" officeooo:rsid="00377a5f" officeooo:paragraph-rsid="004c8963" style:font-style-asian="normal" style:font-style-complex="normal"/>
    </style:style>
    <style:style style:name="P16" style:family="paragraph" style:parent-style-name="Text_20_body">
      <style:text-properties fo:language="en" fo:country="GB" fo:font-style="normal" officeooo:rsid="0056bd09" officeooo:paragraph-rsid="0056bd09" style:font-style-asian="normal" style:font-style-complex="normal"/>
    </style:style>
    <style:style style:name="P17" style:family="paragraph" style:parent-style-name="Text_20_body">
      <style:text-properties fo:language="en" fo:country="GB" fo:font-style="normal" officeooo:rsid="004c8963" officeooo:paragraph-rsid="0057e6d4" style:font-style-asian="normal" style:font-style-complex="normal"/>
    </style:style>
    <style:style style:name="P18" style:family="paragraph" style:parent-style-name="Text_20_body">
      <style:text-properties fo:language="en" fo:country="GB" fo:font-style="normal" officeooo:rsid="0057e6d4" officeooo:paragraph-rsid="005ca521" style:font-style-asian="normal" style:font-style-complex="normal"/>
    </style:style>
    <style:style style:name="P19" style:family="paragraph" style:parent-style-name="Text_20_body">
      <style:paragraph-properties>
        <style:tab-stops>
          <style:tab-stop style:position="2cm" style:type="right"/>
        </style:tab-stops>
      </style:paragraph-properties>
      <style:text-properties fo:language="en" fo:country="GB" fo:font-style="normal" officeooo:rsid="0057e6d4" officeooo:paragraph-rsid="005ca521" style:font-style-asian="normal" style:font-style-complex="normal"/>
    </style:style>
    <style:style style:name="P20" style:family="paragraph" style:parent-style-name="Text_20_body">
      <style:paragraph-properties>
        <style:tab-stops>
          <style:tab-stop style:position="2cm" style:type="right"/>
        </style:tab-stops>
      </style:paragraph-properties>
      <style:text-properties fo:language="en" fo:country="GB" fo:font-style="normal" officeooo:rsid="005ddb57" officeooo:paragraph-rsid="005ddb57" style:font-style-asian="normal" style:font-style-complex="normal"/>
    </style:style>
    <style:style style:name="P21" style:family="paragraph" style:parent-style-name="Text_20_body">
      <style:text-properties fo:language="en" fo:country="GB" officeooo:paragraph-rsid="0056bd09"/>
    </style:style>
    <style:style style:name="P22" style:family="paragraph" style:parent-style-name="Text_20_body">
      <style:text-properties fo:language="en" fo:country="GB" officeooo:rsid="0065c4b8" officeooo:paragraph-rsid="0065d790"/>
    </style:style>
    <style:style style:name="P23" style:family="paragraph" style:parent-style-name="Text_20_body">
      <style:text-properties fo:language="en" fo:country="GB" officeooo:paragraph-rsid="00747c5a"/>
    </style:style>
    <style:style style:name="P24" style:family="paragraph" style:parent-style-name="Text_20_body">
      <style:text-properties officeooo:paragraph-rsid="00430bee"/>
    </style:style>
    <style:style style:name="P25" style:family="paragraph" style:parent-style-name="Text_20_body">
      <style:text-properties officeooo:paragraph-rsid="00480e33"/>
    </style:style>
    <style:style style:name="P26" style:family="paragraph" style:parent-style-name="Text_20_body">
      <style:text-properties officeooo:rsid="004c8963" officeooo:paragraph-rsid="004c8963"/>
    </style:style>
    <style:style style:name="P27" style:family="paragraph" style:parent-style-name="Text_20_body">
      <style:text-properties officeooo:paragraph-rsid="00526f12"/>
    </style:style>
    <style:style style:name="P28" style:family="paragraph" style:parent-style-name="Text_20_body">
      <style:text-properties officeooo:paragraph-rsid="0056bd09"/>
    </style:style>
    <style:style style:name="P29" style:family="paragraph" style:parent-style-name="Text_20_body">
      <style:text-properties officeooo:paragraph-rsid="005b80be"/>
    </style:style>
    <style:style style:name="P30" style:family="paragraph" style:parent-style-name="Text_20_body">
      <style:paragraph-properties>
        <style:tab-stops>
          <style:tab-stop style:position="2cm" style:type="right"/>
        </style:tab-stops>
      </style:paragraph-properties>
      <style:text-properties officeooo:paragraph-rsid="005ca521"/>
    </style:style>
    <style:style style:name="P31" style:family="paragraph" style:parent-style-name="Text_20_body">
      <style:text-properties officeooo:paragraph-rsid="0065d790"/>
    </style:style>
    <style:style style:name="P32" style:family="paragraph" style:parent-style-name="Text_20_body">
      <style:text-properties officeooo:paragraph-rsid="0068acea"/>
    </style:style>
    <style:style style:name="P33" style:family="paragraph" style:parent-style-name="Text_20_body">
      <style:paragraph-properties fo:text-align="start" style:justify-single-word="false"/>
      <style:text-properties officeooo:paragraph-rsid="006ca12b"/>
    </style:style>
    <style:style style:name="P34" style:family="paragraph" style:parent-style-name="Text_20_body">
      <style:text-properties officeooo:rsid="006f8390" officeooo:paragraph-rsid="006ff204"/>
    </style:style>
    <style:style style:name="P35" style:family="paragraph" style:parent-style-name="Text_20_body">
      <style:text-properties officeooo:paragraph-rsid="0072b2d9"/>
    </style:style>
    <style:style style:name="P36" style:family="paragraph" style:parent-style-name="Text_20_body">
      <style:text-properties officeooo:paragraph-rsid="007445a6"/>
    </style:style>
    <style:style style:name="P37" style:family="paragraph" style:parent-style-name="Text_20_body">
      <style:text-properties officeooo:paragraph-rsid="00796e92"/>
    </style:style>
    <style:style style:name="P38" style:family="paragraph" style:parent-style-name="Text_20_body">
      <style:paragraph-properties fo:text-align="start" style:justify-single-word="false"/>
      <style:text-properties officeooo:rsid="00853f20" officeooo:paragraph-rsid="001e7495"/>
    </style:style>
    <style:style style:name="P39" style:family="paragraph" style:parent-style-name="Text_20_body">
      <style:text-properties officeooo:paragraph-rsid="00853f20"/>
    </style:style>
    <style:style style:name="P40" style:family="paragraph" style:parent-style-name="Text_20_body">
      <style:text-properties officeooo:paragraph-rsid="0087b7be"/>
    </style:style>
    <style:style style:name="P41" style:family="paragraph" style:parent-style-name="Text_20_body">
      <style:text-properties officeooo:paragraph-rsid="008e58b3"/>
    </style:style>
    <style:style style:name="P42" style:family="paragraph" style:parent-style-name="Text_20_body">
      <style:text-properties officeooo:paragraph-rsid="0090e177"/>
    </style:style>
    <style:style style:name="P43" style:family="paragraph" style:parent-style-name="Text_20_body">
      <style:text-properties officeooo:paragraph-rsid="00929e78"/>
    </style:style>
    <style:style style:name="P44" style:family="paragraph" style:parent-style-name="Text_20_body">
      <style:text-properties officeooo:paragraph-rsid="0099b61d"/>
    </style:style>
    <style:style style:name="P45" style:family="paragraph" style:parent-style-name="Text_20_body">
      <style:text-properties officeooo:paragraph-rsid="00ad6934"/>
    </style:style>
    <style:style style:name="P46" style:family="paragraph" style:parent-style-name="Text_20_body">
      <style:text-properties officeooo:paragraph-rsid="00aefdc3"/>
    </style:style>
    <style:style style:name="P47" style:family="paragraph" style:parent-style-name="Text_20_body">
      <loext:graphic-properties draw:fill="none"/>
      <style:paragraph-properties fo:margin-left="0.801cm" fo:margin-right="0cm" fo:margin-top="0cm" fo:margin-bottom="0.247cm" loext:contextual-spacing="false" fo:line-height="100%" fo:text-indent="0cm" style:auto-text-indent="false" fo:background-color="transparent">
        <style:tab-stops>
          <style:tab-stop style:position="2.514cm" style:type="right"/>
          <style:tab-stop style:position="2.812cm"/>
        </style:tab-stops>
      </style:paragraph-properties>
      <style:text-properties fo:language="en" fo:country="GB" officeooo:paragraph-rsid="003ba1df"/>
    </style:style>
    <style:style style:name="P48" style:family="paragraph" style:parent-style-name="Text_20_body" style:master-page-name="">
      <loext:graphic-properties draw:fill="none" draw:fill-image-width="0cm" draw:fill-image-height="0cm"/>
      <style:paragraph-properties fo:margin-left="0.801cm" fo:margin-right="0cm" fo:margin-top="0cm" fo:margin-bottom="0.247cm" loext:contextual-spacing="false" fo:line-height="120%" fo:text-indent="0cm" style:auto-text-indent="false" style:page-number="auto" fo:background-color="transparent" style:shadow="none">
        <style:tab-stops>
          <style:tab-stop style:position="2.812cm"/>
        </style:tab-stops>
      </style:paragraph-properties>
      <style:text-properties fo:language="en" fo:country="GB" fo:font-style="italic" officeooo:rsid="0048d483" officeooo:paragraph-rsid="004aa126" style:font-style-asian="italic" style:font-style-complex="italic"/>
    </style:style>
    <style:style style:name="P49" style:family="paragraph" style:parent-style-name="Text_20_body" style:master-page-name="">
      <loext:graphic-properties draw:fill="none" draw:fill-image-width="0cm" draw:fill-image-height="0cm"/>
      <style:paragraph-properties fo:margin-left="0.801cm" fo:margin-right="0cm" fo:margin-top="0cm" fo:margin-bottom="0.247cm" loext:contextual-spacing="false" fo:line-height="100%" fo:text-indent="0cm" style:auto-text-indent="false" style:page-number="auto" fo:background-color="transparent" style:shadow="none">
        <style:tab-stops>
          <style:tab-stop style:position="6.003cm" style:type="right"/>
        </style:tab-stops>
      </style:paragraph-properties>
      <style:text-properties officeooo:paragraph-rsid="004cad60"/>
    </style:style>
    <style:style style:name="P50" style:family="paragraph" style:parent-style-name="Text_20_body" style:master-page-name="">
      <loext:graphic-properties draw:fill="none"/>
      <style:paragraph-properties fo:margin-left="0.801cm" fo:margin-right="0cm" fo:margin-top="0cm" fo:margin-bottom="0.247cm" loext:contextual-spacing="false" fo:line-height="100%" fo:text-indent="0cm" style:auto-text-indent="false" style:page-number="auto" fo:background-color="transparent">
        <style:tab-stops>
          <style:tab-stop style:position="2.514cm" style:type="right"/>
          <style:tab-stop style:position="2.812cm"/>
        </style:tab-stops>
      </style:paragraph-properties>
      <style:text-properties fo:language="en" fo:country="GB" officeooo:paragraph-rsid="003aeb1f"/>
    </style:style>
    <style:style style:name="P51" style:family="paragraph" style:parent-style-name="Text_20_body">
      <loext:graphic-properties draw:fill="none" draw:fill-image-width="0cm" draw:fill-image-height="0cm"/>
      <style:paragraph-properties fo:margin-left="0.801cm" fo:margin-right="0cm" fo:margin-top="0cm" fo:margin-bottom="0.247cm" loext:contextual-spacing="false" fo:line-height="100%" fo:text-indent="0cm" style:auto-text-indent="false" fo:background-color="transparent" style:shadow="none">
        <style:tab-stops>
          <style:tab-stop style:position="6.101cm" style:type="right"/>
        </style:tab-stops>
      </style:paragraph-properties>
      <style:text-properties officeooo:rsid="004cad60" officeooo:paragraph-rsid="004cc291"/>
    </style:style>
    <style:style style:name="P52" style:family="paragraph" style:parent-style-name="Text_20_body" style:master-page-name="">
      <loext:graphic-properties draw:fill="none" draw:fill-image-width="0cm" draw:fill-image-height="0cm"/>
      <style:paragraph-properties fo:margin-left="0.9cm" fo:margin-right="0cm" fo:margin-top="0cm" fo:margin-bottom="0.247cm" loext:contextual-spacing="false" fo:line-height="100%" fo:text-indent="0cm" style:auto-text-indent="false" style:page-number="auto" fo:background-color="transparent" style:shadow="none">
        <style:tab-stops/>
      </style:paragraph-properties>
      <style:text-properties officeooo:paragraph-rsid="0048d483"/>
    </style:style>
    <style:style style:name="P53" style:family="paragraph" style:parent-style-name="Text_20_body">
      <loext:graphic-properties draw:fill="none" draw:fill-image-width="0cm" draw:fill-image-height="0cm"/>
      <style:paragraph-properties fo:margin-left="0.9cm" fo:margin-right="0cm" fo:margin-top="0cm" fo:margin-bottom="0.247cm" loext:contextual-spacing="false" fo:line-height="100%" fo:text-indent="0cm" style:auto-text-indent="false" fo:background-color="transparent" style:shadow="none">
        <style:tab-stops/>
      </style:paragraph-properties>
      <style:text-properties fo:language="en" fo:country="GB" officeooo:rsid="0048d483" officeooo:paragraph-rsid="0048d483"/>
    </style:style>
    <style:style style:name="P54" style:family="paragraph" style:parent-style-name="Text_20_body" style:master-page-name="">
      <loext:graphic-properties draw:fill="none" draw:fill-image-width="0cm" draw:fill-image-height="0cm"/>
      <style:paragraph-properties fo:margin-left="0.3cm" fo:margin-right="0cm" fo:margin-top="0cm" fo:margin-bottom="0.247cm" loext:contextual-spacing="false" fo:line-height="100%" fo:text-indent="0cm" style:auto-text-indent="false" style:page-number="auto" fo:background-color="transparent" style:shadow="none">
        <style:tab-stops/>
      </style:paragraph-properties>
    </style:style>
    <style:style style:name="P55" style:family="paragraph" style:parent-style-name="Text_20_body" style:master-page-name="">
      <loext:graphic-properties draw:fill="none" draw:fill-image-width="0cm" draw:fill-image-height="0cm"/>
      <style:paragraph-properties fo:margin-left="0.3cm" fo:margin-right="0cm" fo:margin-top="0cm" fo:margin-bottom="0.247cm" loext:contextual-spacing="false" fo:line-height="100%" fo:text-indent="0cm" style:auto-text-indent="false" style:page-number="auto" fo:background-color="transparent" style:shadow="none">
        <style:tab-stops/>
      </style:paragraph-properties>
      <style:text-properties officeooo:paragraph-rsid="004aa126"/>
    </style:style>
    <style:style style:name="P56" style:family="paragraph" style:parent-style-name="Text_20_body" style:master-page-name="">
      <loext:graphic-properties draw:fill="none" draw:fill-image-width="0cm" draw:fill-image-height="0cm"/>
      <style:paragraph-properties fo:margin-left="0.3cm" fo:margin-right="0cm" fo:margin-top="0cm" fo:margin-bottom="0.247cm" loext:contextual-spacing="false" fo:line-height="100%" fo:text-indent="0cm" style:auto-text-indent="false" style:page-number="auto" fo:background-color="transparent" style:shadow="none">
        <style:tab-stops/>
      </style:paragraph-properties>
      <style:text-properties fo:language="en" fo:country="GB" officeooo:paragraph-rsid="0040027f"/>
    </style:style>
    <style:style style:name="P57" style:family="paragraph" style:parent-style-name="Text_20_body">
      <loext:graphic-properties draw:fill="none" draw:fill-image-width="0cm" draw:fill-image-height="0cm"/>
      <style:paragraph-properties fo:margin-left="0.4cm" fo:margin-right="0cm" fo:margin-top="0cm" fo:margin-bottom="0.247cm" loext:contextual-spacing="false" fo:line-height="100%" fo:text-indent="0cm" style:auto-text-indent="false" fo:background-color="transparent" style:shadow="none">
        <style:tab-stops>
          <style:tab-stop style:position="6.101cm" style:type="right"/>
        </style:tab-stops>
      </style:paragraph-properties>
      <style:text-properties officeooo:rsid="004cad60" officeooo:paragraph-rsid="004cc291"/>
    </style:style>
    <style:style style:name="P58" style:family="paragraph" style:parent-style-name="Text_20_body">
      <loext:graphic-properties draw:fill="none" draw:fill-image-width="0cm" draw:fill-image-height="0cm"/>
      <style:paragraph-properties fo:margin-left="0.4cm" fo:margin-right="0cm" fo:margin-top="0cm" fo:margin-bottom="0.247cm" loext:contextual-spacing="false" fo:line-height="100%" fo:text-indent="0cm" style:auto-text-indent="false" fo:background-color="transparent" style:shadow="none">
        <style:tab-stops>
          <style:tab-stop style:position="0.496cm"/>
          <style:tab-stop style:position="0.711cm"/>
        </style:tab-stops>
      </style:paragraph-properties>
      <style:text-properties officeooo:paragraph-rsid="004ce884"/>
    </style:style>
    <style:style style:name="P59" style:family="paragraph" style:parent-style-name="Text_20_body">
      <loext:graphic-properties draw:fill="none" draw:fill-image-width="0cm" draw:fill-image-height="0cm"/>
      <style:paragraph-properties fo:margin-left="0.4cm" fo:margin-right="0cm" fo:margin-top="0cm" fo:margin-bottom="0.247cm" loext:contextual-spacing="false" fo:line-height="100%" fo:text-indent="0cm" style:auto-text-indent="false" fo:background-color="transparent" style:shadow="none">
        <style:tab-stops>
          <style:tab-stop style:position="6.101cm" style:type="right"/>
        </style:tab-stops>
      </style:paragraph-properties>
      <style:text-properties fo:language="en" fo:country="GB" officeooo:rsid="0041f4a9" officeooo:paragraph-rsid="004cc291"/>
    </style:style>
    <style:style style:name="P60" style:family="paragraph" style:parent-style-name="Text_20_body" style:master-page-name="">
      <loext:graphic-properties draw:fill="none" draw:fill-image-width="0cm" draw:fill-image-height="0cm"/>
      <style:paragraph-properties fo:margin-left="0.4cm" fo:margin-right="0cm" fo:margin-top="0cm" fo:margin-bottom="0.247cm" loext:contextual-spacing="false" fo:line-height="100%" fo:text-indent="0cm" style:auto-text-indent="false" style:page-number="auto" fo:background-color="transparent" style:shadow="none">
        <style:tab-stops>
          <style:tab-stop style:position="6.101cm" style:type="right"/>
        </style:tab-stops>
      </style:paragraph-properties>
      <style:text-properties fo:language="en" fo:country="GB" officeooo:rsid="0041f4a9" officeooo:paragraph-rsid="004cc291"/>
    </style:style>
    <style:style style:name="P61" style:family="paragraph" style:parent-style-name="Title">
      <style:paragraph-properties fo:text-align="start" style:justify-single-word="false"/>
      <style:text-properties fo:language="en" fo:country="GB"/>
    </style:style>
    <style:style style:name="P62" style:family="paragraph" style:parent-style-name="Subtitle">
      <style:paragraph-properties fo:text-align="start" style:justify-single-word="false"/>
      <style:text-properties fo:language="en" fo:country="GB"/>
    </style:style>
    <style:style style:name="P63" style:family="paragraph" style:parent-style-name="Subtitle">
      <style:paragraph-properties fo:text-align="start" style:justify-single-word="false"/>
      <style:text-properties fo:language="en" fo:country="GB" officeooo:paragraph-rsid="001e7495"/>
    </style:style>
    <style:style style:name="P64" style:family="paragraph" style:parent-style-name="Subtitle">
      <style:paragraph-properties fo:text-align="start" style:justify-single-word="false"/>
      <style:text-properties fo:language="en" fo:country="GB" officeooo:rsid="001e7495" officeooo:paragraph-rsid="001e7495"/>
    </style:style>
    <style:style style:name="P65" style:family="paragraph" style:parent-style-name="Heading_20_2">
      <style:text-properties fo:language="en" fo:country="GB" officeooo:rsid="00377a5f" officeooo:paragraph-rsid="00377a5f"/>
    </style:style>
    <style:style style:name="P66" style:family="paragraph" style:parent-style-name="Heading_20_2">
      <style:text-properties fo:language="en" fo:country="GB" officeooo:rsid="003d891e" officeooo:paragraph-rsid="003d891e"/>
    </style:style>
    <style:style style:name="P67" style:family="paragraph" style:parent-style-name="Heading_20_2">
      <style:text-properties fo:language="en" fo:country="GB" officeooo:rsid="001ad2a5" officeooo:paragraph-rsid="005f1214"/>
    </style:style>
    <style:style style:name="P68" style:family="paragraph" style:parent-style-name="Heading_20_2">
      <style:text-properties fo:language="en" fo:country="GB" officeooo:rsid="0033a28b" officeooo:paragraph-rsid="005f1214"/>
    </style:style>
    <style:style style:name="P69" style:family="paragraph" style:parent-style-name="Heading_20_2">
      <style:text-properties officeooo:rsid="005f1214" officeooo:paragraph-rsid="005f1214"/>
    </style:style>
    <style:style style:name="P70" style:family="paragraph" style:parent-style-name="Footnote">
      <style:text-properties officeooo:rsid="00395855" officeooo:paragraph-rsid="00395855"/>
    </style:style>
    <style:style style:name="P71" style:family="paragraph" style:parent-style-name="Footnote">
      <style:text-properties officeooo:rsid="0048d483" officeooo:paragraph-rsid="0048d483"/>
    </style:style>
    <style:style style:name="P72" style:family="paragraph" style:parent-style-name="Footnote">
      <style:text-properties officeooo:rsid="00526f12" officeooo:paragraph-rsid="00526f12"/>
    </style:style>
    <style:style style:name="P73" style:family="paragraph" style:parent-style-name="Footnote">
      <style:text-properties officeooo:rsid="0052b84c" officeooo:paragraph-rsid="0052b84c"/>
    </style:style>
    <style:style style:name="P74" style:family="paragraph" style:parent-style-name="Footnote">
      <style:text-properties officeooo:rsid="0056bd09" officeooo:paragraph-rsid="0056bd09"/>
    </style:style>
    <style:style style:name="P75" style:family="paragraph" style:parent-style-name="Footnote">
      <style:text-properties officeooo:rsid="005f1214" officeooo:paragraph-rsid="005f1214"/>
    </style:style>
    <style:style style:name="P76" style:family="paragraph" style:parent-style-name="Footnote">
      <style:text-properties officeooo:rsid="0065c4b8" officeooo:paragraph-rsid="0065c4b8"/>
    </style:style>
    <style:style style:name="P77" style:family="paragraph" style:parent-style-name="Footnote">
      <style:text-properties officeooo:rsid="006cb401" officeooo:paragraph-rsid="006cb401"/>
    </style:style>
    <style:style style:name="P78" style:family="paragraph" style:parent-style-name="Footnote">
      <style:text-properties officeooo:rsid="0072b2d9" officeooo:paragraph-rsid="0072b2d9"/>
    </style:style>
    <style:style style:name="P79" style:family="paragraph" style:parent-style-name="Text_20_body" style:master-page-name="">
      <loext:graphic-properties draw:fill="none" draw:fill-image-width="0cm" draw:fill-image-height="0cm"/>
      <style:paragraph-properties fo:margin-left="0.199cm" fo:margin-right="0cm" fo:margin-top="0cm" fo:margin-bottom="0.247cm" loext:contextual-spacing="false" fo:line-height="100%" fo:text-indent="0cm" style:auto-text-indent="false" style:page-number="auto" fo:background-color="transparent" style:shadow="none">
        <style:tab-stops/>
      </style:paragraph-properties>
      <style:text-properties fo:language="en" fo:country="GB" fo:font-style="normal" officeooo:rsid="0056bd09" officeooo:paragraph-rsid="0058aa1a" style:font-style-asian="normal" style:font-style-complex="normal"/>
    </style:style>
    <style:style style:name="P80" style:family="paragraph" style:parent-style-name="Text_20_body" style:master-page-name="">
      <loext:graphic-properties draw:fill="none" draw:fill-image-width="0cm" draw:fill-image-height="0cm"/>
      <style:paragraph-properties fo:margin-left="0.199cm" fo:margin-right="0cm" fo:margin-top="0cm" fo:margin-bottom="0.247cm" loext:contextual-spacing="false" fo:line-height="100%" fo:text-indent="0cm" style:auto-text-indent="false" style:page-number="auto" fo:background-color="transparent" style:shadow="none">
        <style:tab-stops/>
      </style:paragraph-properties>
      <style:text-properties officeooo:paragraph-rsid="0057e6d4"/>
    </style:style>
    <style:style style:name="P81" style:family="paragraph" style:parent-style-name="Text_20_body" style:master-page-name="">
      <loext:graphic-properties draw:fill="none" draw:fill-image-width="0cm" draw:fill-image-height="0cm"/>
      <style:paragraph-properties fo:margin-left="0.199cm" fo:margin-right="0cm" fo:margin-top="0cm" fo:margin-bottom="0.247cm" loext:contextual-spacing="false" fo:line-height="100%" fo:text-indent="0cm" style:auto-text-indent="false" style:page-number="auto" fo:background-color="transparent" style:shadow="none">
        <style:tab-stops/>
      </style:paragraph-properties>
      <style:text-properties officeooo:rsid="0057e6d4" officeooo:paragraph-rsid="0057e6d4"/>
    </style:style>
    <style:style style:name="P82" style:family="paragraph" style:parent-style-name="Text_20_body">
      <loext:graphic-properties draw:fill="none" draw:fill-image-width="0cm" draw:fill-image-height="0cm"/>
      <style:paragraph-properties fo:margin-left="0cm" fo:margin-right="0cm" fo:margin-top="0cm" fo:margin-bottom="0.247cm" loext:contextual-spacing="false" fo:line-height="100%" fo:text-indent="0cm" style:auto-text-indent="false" fo:background-color="transparent" style:shadow="none">
        <style:tab-stops/>
      </style:paragraph-properties>
      <style:text-properties fo:language="en" fo:country="GB" fo:font-style="normal" officeooo:rsid="005b80be" officeooo:paragraph-rsid="0057e6d4" style:font-style-asian="normal" style:font-style-complex="normal"/>
    </style:style>
    <style:style style:name="P83" style:family="paragraph" style:parent-style-name="Contents_20_2">
      <style:paragraph-properties>
        <style:tab-stops>
          <style:tab-stop style:position="16.501cm" style:type="right" style:leader-style="dotted" style:leader-text="."/>
        </style:tab-stops>
      </style:paragraph-properties>
    </style:style>
    <style:style style:name="P84" style:family="paragraph" style:parent-style-name="Contents_20_1">
      <style:paragraph-properties>
        <style:tab-stops>
          <style:tab-stop style:position="17cm" style:type="right" style:leader-style="dotted" style:leader-text="."/>
        </style:tab-stops>
      </style:paragraph-properties>
    </style:style>
    <style:style style:name="P85" style:family="paragraph" style:parent-style-name="Text_20_body">
      <style:text-properties officeooo:rsid="00355ba0" officeooo:paragraph-rsid="00355ba0"/>
    </style:style>
    <style:style style:name="P86" style:family="paragraph" style:parent-style-name="Text_20_body">
      <style:text-properties officeooo:paragraph-rsid="00b217b4"/>
    </style:style>
    <style:style style:name="P87" style:family="paragraph" style:parent-style-name="Heading_20_1">
      <style:text-properties fo:language="en" fo:country="GB"/>
    </style:style>
    <style:style style:name="P88" style:family="paragraph" style:parent-style-name="Heading_20_1">
      <style:text-properties fo:language="en" fo:country="GB" officeooo:paragraph-rsid="007445a6"/>
    </style:style>
    <style:style style:name="P89" style:family="paragraph" style:parent-style-name="Heading_20_1">
      <style:text-properties fo:language="en" fo:country="GB" officeooo:paragraph-rsid="008c98a7"/>
    </style:style>
    <style:style style:name="T1" style:family="text">
      <style:text-properties officeooo:rsid="00207a1a"/>
    </style:style>
    <style:style style:name="T2" style:family="text">
      <style:text-properties officeooo:rsid="0033a28b"/>
    </style:style>
    <style:style style:name="T3" style:family="text">
      <style:text-properties officeooo:rsid="00353d4f"/>
    </style:style>
    <style:style style:name="T4" style:family="text">
      <style:text-properties fo:language="en" fo:country="US"/>
    </style:style>
    <style:style style:name="T5" style:family="text">
      <style:text-properties fo:language="en" fo:country="US" officeooo:rsid="0051ceb9"/>
    </style:style>
    <style:style style:name="T6" style:family="text">
      <style:text-properties fo:language="en" fo:country="US" officeooo:rsid="0052319e"/>
    </style:style>
    <style:style style:name="T7" style:family="text">
      <style:text-properties fo:language="en" fo:country="US" officeooo:rsid="0070d035"/>
    </style:style>
    <style:style style:name="T8" style:family="text">
      <style:text-properties fo:language="en" fo:country="US" officeooo:rsid="00747c5a"/>
    </style:style>
    <style:style style:name="T9" style:family="text">
      <style:text-properties fo:language="en" fo:country="US" officeooo:rsid="009b12ca"/>
    </style:style>
    <style:style style:name="T10" style:family="text">
      <style:text-properties fo:language="en" fo:country="US" officeooo:rsid="00a09b29"/>
    </style:style>
    <style:style style:name="T11" style:family="text">
      <style:text-properties fo:language="en" fo:country="US" officeooo:rsid="00a8df80"/>
    </style:style>
    <style:style style:name="T12" style:family="text">
      <style:text-properties fo:language="en" fo:country="US" officeooo:rsid="00a8ffe6"/>
    </style:style>
    <style:style style:name="T13" style:family="text">
      <style:text-properties fo:language="en" fo:country="US" officeooo:rsid="00a9a9c2"/>
    </style:style>
    <style:style style:name="T14" style:family="text">
      <style:text-properties fo:language="en" fo:country="US" officeooo:rsid="00abbc3a"/>
    </style:style>
    <style:style style:name="T15" style:family="text">
      <style:text-properties fo:language="en" fo:country="US" officeooo:rsid="00ad6934"/>
    </style:style>
    <style:style style:name="T16" style:family="text">
      <style:text-properties fo:language="en" fo:country="US" officeooo:rsid="00ae1799"/>
    </style:style>
    <style:style style:name="T17" style:family="text">
      <style:text-properties fo:language="en" fo:country="US" officeooo:rsid="00aef32d"/>
    </style:style>
    <style:style style:name="T18" style:family="text">
      <style:text-properties officeooo:rsid="00377a5f"/>
    </style:style>
    <style:style style:name="T19" style:family="text">
      <style:text-properties officeooo:rsid="00395855"/>
    </style:style>
    <style:style style:name="T20" style:family="text">
      <style:text-properties officeooo:rsid="003a6014"/>
    </style:style>
    <style:style style:name="T21" style:family="text">
      <style:text-properties fo:font-style="italic" style:font-style-asian="italic" style:font-style-complex="italic"/>
    </style:style>
    <style:style style:name="T22" style:family="text">
      <style:text-properties fo:font-style="italic" officeooo:rsid="003a6014" style:font-style-asian="italic" style:font-style-complex="italic"/>
    </style:style>
    <style:style style:name="T23" style:family="text">
      <style:text-properties fo:font-style="italic" officeooo:rsid="003aeb1f" style:font-style-asian="italic" style:font-style-complex="italic"/>
    </style:style>
    <style:style style:name="T24" style:family="text">
      <style:text-properties fo:font-style="italic" officeooo:rsid="004cad60" style:font-style-asian="italic" style:font-style-complex="italic"/>
    </style:style>
    <style:style style:name="T25" style:family="text">
      <style:text-properties fo:font-style="italic" officeooo:rsid="005c1f1e" style:font-style-asian="italic" style:font-style-complex="italic"/>
    </style:style>
    <style:style style:name="T26" style:family="text">
      <style:text-properties fo:font-style="italic" style:text-underline-style="none" officeooo:rsid="005ca521" style:font-style-asian="italic" style:font-style-complex="italic"/>
    </style:style>
    <style:style style:name="T27" style:family="text">
      <style:text-properties fo:font-style="normal" style:font-style-asian="normal" style:font-style-complex="normal"/>
    </style:style>
    <style:style style:name="T28" style:family="text">
      <style:text-properties fo:font-style="normal" officeooo:rsid="003aeb1f" style:font-style-asian="normal" style:font-style-complex="normal"/>
    </style:style>
    <style:style style:name="T29" style:family="text">
      <style:text-properties fo:font-style="normal" officeooo:rsid="003a6014" style:font-style-asian="normal" style:font-style-complex="normal"/>
    </style:style>
    <style:style style:name="T30" style:family="text">
      <style:text-properties fo:font-style="normal" officeooo:rsid="003e6276" style:font-style-asian="normal" style:font-style-complex="normal"/>
    </style:style>
    <style:style style:name="T31" style:family="text">
      <style:text-properties fo:font-style="normal" officeooo:rsid="00377a5f" style:font-style-asian="normal" style:font-style-complex="normal"/>
    </style:style>
    <style:style style:name="T32" style:family="text">
      <style:text-properties fo:font-style="normal" officeooo:rsid="0040027f" style:font-style-asian="normal" style:font-style-complex="normal"/>
    </style:style>
    <style:style style:name="T33" style:family="text">
      <style:text-properties fo:font-style="normal" officeooo:rsid="004aa126" style:font-style-asian="normal" style:font-style-complex="normal"/>
    </style:style>
    <style:style style:name="T34" style:family="text">
      <style:text-properties fo:font-style="normal" officeooo:rsid="00395855" style:font-style-asian="normal" style:font-style-complex="normal"/>
    </style:style>
    <style:style style:name="T35" style:family="text">
      <style:text-properties fo:font-style="normal" officeooo:rsid="0056bd09" style:font-style-asian="normal" style:font-style-complex="normal"/>
    </style:style>
    <style:style style:name="T36" style:family="text">
      <style:text-properties fo:font-style="normal" officeooo:rsid="0095ecc5" style:font-style-asian="normal" style:font-style-complex="normal"/>
    </style:style>
    <style:style style:name="T37" style:family="text">
      <style:text-properties fo:font-style="normal" officeooo:rsid="009b0c63" style:font-style-asian="normal" style:font-style-complex="normal"/>
    </style:style>
    <style:style style:name="T38" style:family="text">
      <style:text-properties fo:font-style="normal" officeooo:rsid="009b12ca" style:font-style-asian="normal" style:font-style-complex="normal"/>
    </style:style>
    <style:style style:name="T39" style:family="text">
      <style:text-properties fo:language="en" fo:country="GB"/>
    </style:style>
    <style:style style:name="T40" style:family="text">
      <style:text-properties fo:language="en" fo:country="GB" officeooo:rsid="00355ba0"/>
    </style:style>
    <style:style style:name="T41" style:family="text">
      <style:text-properties fo:language="en" fo:country="GB" officeooo:rsid="0025bd30"/>
    </style:style>
    <style:style style:name="T42" style:family="text">
      <style:text-properties fo:language="en" fo:country="GB" officeooo:rsid="003d891e"/>
    </style:style>
    <style:style style:name="T43" style:family="text">
      <style:text-properties fo:language="en" fo:country="GB" officeooo:rsid="003f96b5"/>
    </style:style>
    <style:style style:name="T44" style:family="text">
      <style:text-properties fo:language="en" fo:country="GB" officeooo:rsid="0040027f"/>
    </style:style>
    <style:style style:name="T45" style:family="text">
      <style:text-properties fo:language="en" fo:country="GB" officeooo:rsid="0041f4a9"/>
    </style:style>
    <style:style style:name="T46" style:family="text">
      <style:text-properties fo:language="en" fo:country="GB" officeooo:rsid="00430bee"/>
    </style:style>
    <style:style style:name="T47" style:family="text">
      <style:text-properties fo:language="en" fo:country="GB" officeooo:rsid="0033a28b"/>
    </style:style>
    <style:style style:name="T48" style:family="text">
      <style:text-properties fo:language="en" fo:country="GB" officeooo:rsid="0044e691"/>
    </style:style>
    <style:style style:name="T49" style:family="text">
      <style:text-properties fo:language="en" fo:country="GB" officeooo:rsid="0045d010"/>
    </style:style>
    <style:style style:name="T50" style:family="text">
      <style:text-properties fo:language="en" fo:country="GB" officeooo:rsid="0046a420"/>
    </style:style>
    <style:style style:name="T51" style:family="text">
      <style:text-properties fo:language="en" fo:country="GB" officeooo:rsid="00480e33"/>
    </style:style>
    <style:style style:name="T52" style:family="text">
      <style:text-properties fo:language="en" fo:country="GB" officeooo:rsid="0048d483"/>
    </style:style>
    <style:style style:name="T53" style:family="text">
      <style:text-properties fo:language="en" fo:country="GB" officeooo:rsid="00395855"/>
    </style:style>
    <style:style style:name="T54" style:family="text">
      <style:text-properties fo:language="en" fo:country="GB" fo:font-style="italic" style:font-style-asian="italic" style:font-style-complex="italic"/>
    </style:style>
    <style:style style:name="T55" style:family="text">
      <style:text-properties fo:language="en" fo:country="GB" fo:font-style="italic" officeooo:rsid="0025bd30" style:font-style-asian="italic" style:font-style-complex="italic"/>
    </style:style>
    <style:style style:name="T56" style:family="text">
      <style:text-properties fo:language="en" fo:country="GB" fo:font-style="italic" officeooo:rsid="0048d483" style:font-style-asian="italic" style:font-style-complex="italic"/>
    </style:style>
    <style:style style:name="T57" style:family="text">
      <style:text-properties fo:language="en" fo:country="GB" fo:font-style="italic" officeooo:rsid="0044e691" style:font-style-asian="italic" style:font-style-complex="italic"/>
    </style:style>
    <style:style style:name="T58" style:family="text">
      <style:text-properties fo:language="en" fo:country="GB" fo:font-style="italic" officeooo:rsid="004cc291" style:font-style-asian="italic" style:font-style-complex="italic"/>
    </style:style>
    <style:style style:name="T59" style:family="text">
      <style:text-properties fo:language="en" fo:country="GB" fo:font-style="italic" officeooo:rsid="005ca521" style:font-style-asian="italic" style:font-style-complex="italic"/>
    </style:style>
    <style:style style:name="T60" style:family="text">
      <style:text-properties fo:language="en" fo:country="GB" fo:font-style="italic" officeooo:rsid="0057e6d4" style:font-style-asian="italic" style:font-style-complex="italic"/>
    </style:style>
    <style:style style:name="T61" style:family="text">
      <style:text-properties fo:language="en" fo:country="GB" fo:font-style="normal" style:font-style-asian="normal" style:font-style-complex="normal"/>
    </style:style>
    <style:style style:name="T62" style:family="text">
      <style:text-properties fo:language="en" fo:country="GB" fo:font-style="normal" officeooo:rsid="0040027f" style:font-style-asian="normal" style:font-style-complex="normal"/>
    </style:style>
    <style:style style:name="T63" style:family="text">
      <style:text-properties fo:language="en" fo:country="GB" fo:font-style="normal" officeooo:rsid="003aeb1f" style:font-style-asian="normal" style:font-style-complex="normal"/>
    </style:style>
    <style:style style:name="T64" style:family="text">
      <style:text-properties fo:language="en" fo:country="GB" fo:font-style="normal" officeooo:rsid="003a6014" style:font-style-asian="normal" style:font-style-complex="normal"/>
    </style:style>
    <style:style style:name="T65" style:family="text">
      <style:text-properties fo:language="en" fo:country="GB" fo:font-style="normal" officeooo:rsid="0052b84c" style:font-style-asian="normal" style:font-style-complex="normal"/>
    </style:style>
    <style:style style:name="T66" style:family="text">
      <style:text-properties fo:language="en" fo:country="GB" fo:font-style="normal" officeooo:rsid="0053ed11" style:font-style-asian="normal" style:font-style-complex="normal"/>
    </style:style>
    <style:style style:name="T67" style:family="text">
      <style:text-properties fo:language="en" fo:country="GB" fo:font-style="normal" officeooo:rsid="0055c4cb" style:font-style-asian="normal" style:font-style-complex="normal"/>
    </style:style>
    <style:style style:name="T68" style:family="text">
      <style:text-properties fo:language="en" fo:country="GB" fo:font-style="normal" officeooo:rsid="00567c95" style:font-style-asian="normal" style:font-style-complex="normal"/>
    </style:style>
    <style:style style:name="T69" style:family="text">
      <style:text-properties fo:language="en" fo:country="GB" fo:font-style="normal" officeooo:rsid="0056bd09" style:font-style-asian="normal" style:font-style-complex="normal"/>
    </style:style>
    <style:style style:name="T70" style:family="text">
      <style:text-properties fo:language="en" fo:country="GB" fo:font-style="normal" officeooo:rsid="0057e6d4" style:font-style-asian="normal" style:font-style-complex="normal"/>
    </style:style>
    <style:style style:name="T71" style:family="text">
      <style:text-properties fo:language="en" fo:country="GB" fo:font-style="normal" officeooo:rsid="004c8963" style:font-style-asian="normal" style:font-style-complex="normal"/>
    </style:style>
    <style:style style:name="T72" style:family="text">
      <style:text-properties fo:language="en" fo:country="GB" fo:font-style="normal" officeooo:rsid="0059981e" style:font-style-asian="normal" style:font-style-complex="normal"/>
    </style:style>
    <style:style style:name="T73" style:family="text">
      <style:text-properties fo:language="en" fo:country="GB" fo:font-style="normal" officeooo:rsid="00516c7b" style:font-style-asian="normal" style:font-style-complex="normal"/>
    </style:style>
    <style:style style:name="T74" style:family="text">
      <style:text-properties fo:language="en" fo:country="GB" fo:font-style="normal" officeooo:rsid="005aac48" style:font-style-asian="normal" style:font-style-complex="normal"/>
    </style:style>
    <style:style style:name="T75" style:family="text">
      <style:text-properties fo:language="en" fo:country="GB" fo:font-style="normal" officeooo:rsid="0033a28b" style:font-style-asian="normal" style:font-style-complex="normal"/>
    </style:style>
    <style:style style:name="T76" style:family="text">
      <style:text-properties fo:language="en" fo:country="GB" fo:font-style="normal" officeooo:rsid="005b80be" style:font-style-asian="normal" style:font-style-complex="normal"/>
    </style:style>
    <style:style style:name="T77" style:family="text">
      <style:text-properties fo:language="en" fo:country="GB" fo:font-style="normal" officeooo:rsid="005ca521" style:font-style-asian="normal" style:font-style-complex="normal"/>
    </style:style>
    <style:style style:name="T78" style:family="text">
      <style:text-properties fo:language="en" fo:country="GB" fo:font-style="normal" officeooo:rsid="005ddb57" style:font-style-asian="normal" style:font-style-complex="normal"/>
    </style:style>
    <style:style style:name="T79" style:family="text">
      <style:text-properties fo:language="en" fo:country="GB" fo:font-style="normal" officeooo:rsid="004aa126" style:font-style-asian="normal" style:font-style-complex="normal"/>
    </style:style>
    <style:style style:name="T80" style:family="text">
      <style:text-properties fo:language="en" fo:country="GB" fo:font-style="normal" officeooo:rsid="007d83f8" style:font-style-asian="normal" style:font-style-complex="normal"/>
    </style:style>
    <style:style style:name="T81" style:family="text">
      <style:text-properties fo:language="en" fo:country="GB" fo:font-style="normal" officeooo:rsid="00775813" style:font-style-asian="normal" style:font-style-complex="normal"/>
    </style:style>
    <style:style style:name="T82" style:family="text">
      <style:text-properties fo:language="en" fo:country="GB" fo:font-style="normal" officeooo:rsid="007e17cf" style:font-style-asian="normal" style:font-style-complex="normal"/>
    </style:style>
    <style:style style:name="T83" style:family="text">
      <style:text-properties fo:language="en" fo:country="GB" fo:font-style="normal" officeooo:rsid="007a27bf" style:font-style-asian="normal" style:font-style-complex="normal"/>
    </style:style>
    <style:style style:name="T84" style:family="text">
      <style:text-properties fo:language="en" fo:country="GB" fo:font-style="normal" officeooo:rsid="008004b4" style:font-style-asian="normal" style:font-style-complex="normal"/>
    </style:style>
    <style:style style:name="T85" style:family="text">
      <style:text-properties fo:language="en" fo:country="GB" fo:font-style="normal" officeooo:rsid="0080d7b5" style:font-style-asian="normal" style:font-style-complex="normal"/>
    </style:style>
    <style:style style:name="T86" style:family="text">
      <style:text-properties fo:language="en" fo:country="GB" fo:font-style="normal" officeooo:rsid="0082bdea" style:font-style-asian="normal" style:font-style-complex="normal"/>
    </style:style>
    <style:style style:name="T87" style:family="text">
      <style:text-properties fo:language="en" fo:country="GB" fo:font-style="normal" officeooo:rsid="008bb38e" style:font-style-asian="normal" style:font-style-complex="normal"/>
    </style:style>
    <style:style style:name="T88" style:family="text">
      <style:text-properties fo:language="en" fo:country="GB" fo:font-style="normal" officeooo:rsid="008a2229" style:font-style-asian="normal" style:font-style-complex="normal"/>
    </style:style>
    <style:style style:name="T89" style:family="text">
      <style:text-properties fo:language="en" fo:country="GB" fo:font-style="normal" officeooo:rsid="008c98a7" style:font-style-asian="normal" style:font-style-complex="normal"/>
    </style:style>
    <style:style style:name="T90" style:family="text">
      <style:text-properties fo:language="en" fo:country="GB" fo:font-style="normal" officeooo:rsid="008e58b3" style:font-style-asian="normal" style:font-style-complex="normal"/>
    </style:style>
    <style:style style:name="T91" style:family="text">
      <style:text-properties fo:language="en" fo:country="GB" fo:font-style="normal" officeooo:rsid="00903e95" style:font-style-asian="normal" style:font-style-complex="normal"/>
    </style:style>
    <style:style style:name="T92" style:family="text">
      <style:text-properties fo:language="en" fo:country="GB" fo:font-style="normal" officeooo:rsid="0090ae6b" style:font-style-asian="normal" style:font-style-complex="normal"/>
    </style:style>
    <style:style style:name="T93" style:family="text">
      <style:text-properties fo:language="en" fo:country="GB" fo:font-style="normal" officeooo:rsid="0090e177" style:font-style-asian="normal" style:font-style-complex="normal"/>
    </style:style>
    <style:style style:name="T94" style:family="text">
      <style:text-properties fo:language="en" fo:country="GB" fo:font-style="normal" officeooo:rsid="0091e0ae" style:font-style-asian="normal" style:font-style-complex="normal"/>
    </style:style>
    <style:style style:name="T95" style:family="text">
      <style:text-properties fo:language="en" fo:country="GB" fo:font-style="normal" officeooo:rsid="00929e78" style:font-style-asian="normal" style:font-style-complex="normal"/>
    </style:style>
    <style:style style:name="T96" style:family="text">
      <style:text-properties fo:language="en" fo:country="GB" fo:font-style="normal" officeooo:rsid="0091ae46" style:font-style-asian="normal" style:font-style-complex="normal"/>
    </style:style>
    <style:style style:name="T97" style:family="text">
      <style:text-properties fo:language="en" fo:country="GB" fo:font-style="normal" officeooo:rsid="009427c0" style:font-style-asian="normal" style:font-style-complex="normal"/>
    </style:style>
    <style:style style:name="T98" style:family="text">
      <style:text-properties fo:language="en" fo:country="GB" fo:font-style="normal" officeooo:rsid="009b12ca" style:font-style-asian="normal" style:font-style-complex="normal"/>
    </style:style>
    <style:style style:name="T99" style:family="text">
      <style:text-properties fo:language="en" fo:country="GB" fo:font-style="normal" officeooo:rsid="00a2b53c" style:font-style-asian="normal" style:font-style-complex="normal"/>
    </style:style>
    <style:style style:name="T100" style:family="text">
      <style:text-properties fo:language="en" fo:country="GB" fo:font-style="normal" officeooo:rsid="00a4a78d" style:font-style-asian="normal" style:font-style-complex="normal"/>
    </style:style>
    <style:style style:name="T101" style:family="text">
      <style:text-properties fo:language="en" fo:country="GB" fo:font-style="normal" officeooo:rsid="00a5af32" style:font-style-asian="normal" style:font-style-complex="normal"/>
    </style:style>
    <style:style style:name="T102" style:family="text">
      <style:text-properties fo:language="en" fo:country="GB" fo:font-style="normal" officeooo:rsid="00a71713" style:font-style-asian="normal" style:font-style-complex="normal"/>
    </style:style>
    <style:style style:name="T103" style:family="text">
      <style:text-properties fo:language="en" fo:country="GB" fo:font-style="normal" officeooo:rsid="00a7fa67" style:font-style-asian="normal" style:font-style-complex="normal"/>
    </style:style>
    <style:style style:name="T104" style:family="text">
      <style:text-properties fo:language="en" fo:country="GB" officeooo:rsid="004cad60"/>
    </style:style>
    <style:style style:name="T105" style:family="text">
      <style:text-properties fo:language="en" fo:country="GB" officeooo:rsid="004cc291"/>
    </style:style>
    <style:style style:name="T106" style:family="text">
      <style:text-properties fo:language="en" fo:country="GB" officeooo:rsid="004ce884"/>
    </style:style>
    <style:style style:name="T107" style:family="text">
      <style:text-properties fo:language="en" fo:country="GB" officeooo:rsid="004fd30c"/>
    </style:style>
    <style:style style:name="T108" style:family="text">
      <style:text-properties fo:language="en" fo:country="GB" officeooo:rsid="0052319e"/>
    </style:style>
    <style:style style:name="T109" style:family="text">
      <style:text-properties fo:language="en" fo:country="GB" officeooo:rsid="00526f12"/>
    </style:style>
    <style:style style:name="T110" style:family="text">
      <style:text-properties fo:language="en" fo:country="GB" officeooo:rsid="0052b84c"/>
    </style:style>
    <style:style style:name="T111" style:family="text">
      <style:text-properties fo:language="en" fo:country="GB" officeooo:rsid="0055c4cb"/>
    </style:style>
    <style:style style:name="T112" style:family="text">
      <style:text-properties fo:language="en" fo:country="GB" officeooo:rsid="0060e75a"/>
    </style:style>
    <style:style style:name="T113" style:family="text">
      <style:text-properties fo:language="en" fo:country="GB" officeooo:rsid="0061cbfb"/>
    </style:style>
    <style:style style:name="T114" style:family="text">
      <style:text-properties fo:language="en" fo:country="GB" officeooo:rsid="0061fbbf"/>
    </style:style>
    <style:style style:name="T115" style:family="text">
      <style:text-properties fo:language="en" fo:country="GB" officeooo:rsid="00635067"/>
    </style:style>
    <style:style style:name="T116" style:family="text">
      <style:text-properties fo:language="en" fo:country="GB" officeooo:rsid="0064b468"/>
    </style:style>
    <style:style style:name="T117" style:family="text">
      <style:text-properties fo:language="en" fo:country="GB" officeooo:rsid="0065c4b8"/>
    </style:style>
    <style:style style:name="T118" style:family="text">
      <style:text-properties fo:language="en" fo:country="GB" officeooo:rsid="0065d790"/>
    </style:style>
    <style:style style:name="T119" style:family="text">
      <style:text-properties fo:language="en" fo:country="GB" officeooo:rsid="00775813"/>
    </style:style>
    <style:style style:name="T120" style:family="text">
      <style:text-properties fo:language="en" fo:country="GB" officeooo:rsid="00773821"/>
    </style:style>
    <style:style style:name="T121" style:family="text">
      <style:text-properties fo:language="en" fo:country="GB" officeooo:rsid="006f8390"/>
    </style:style>
    <style:style style:name="T122" style:family="text">
      <style:text-properties fo:language="en" fo:country="GB" officeooo:rsid="0078d8cd"/>
    </style:style>
    <style:style style:name="T123" style:family="text">
      <style:text-properties fo:language="en" fo:country="GB" officeooo:rsid="00792284"/>
    </style:style>
    <style:style style:name="T124" style:family="text">
      <style:text-properties fo:language="en" fo:country="GB" officeooo:rsid="00796e92"/>
    </style:style>
    <style:style style:name="T125" style:family="text">
      <style:text-properties fo:language="en" fo:country="GB" officeooo:rsid="001ad2a5"/>
    </style:style>
    <style:style style:name="T126" style:family="text">
      <style:text-properties fo:language="en" fo:country="GB" officeooo:rsid="007a27bf"/>
    </style:style>
    <style:style style:name="T127" style:family="text">
      <style:text-properties fo:language="en" fo:country="GB" officeooo:rsid="0097c2b6"/>
    </style:style>
    <style:style style:name="T128" style:family="text">
      <style:text-properties fo:language="en" fo:country="GB" officeooo:rsid="0099b61d"/>
    </style:style>
    <style:style style:name="T129" style:family="text">
      <style:text-properties fo:language="en" fo:country="GB" officeooo:rsid="009a153a"/>
    </style:style>
    <style:style style:name="T130" style:family="text">
      <style:text-properties fo:language="en" fo:country="GB" officeooo:rsid="009b0c63"/>
    </style:style>
    <style:style style:name="T131" style:family="text">
      <style:text-properties fo:language="en" fo:country="GB" officeooo:rsid="009b12ca"/>
    </style:style>
    <style:style style:name="T132" style:family="text">
      <style:text-properties fo:language="en" fo:country="GB" officeooo:rsid="00a1a670"/>
    </style:style>
    <style:style style:name="T133" style:family="text">
      <style:text-properties fo:language="en" fo:country="GB" officeooo:rsid="00a2b53c"/>
    </style:style>
    <style:style style:name="T134" style:family="text">
      <style:text-properties fo:language="en" fo:country="GB" officeooo:rsid="00aac38f"/>
    </style:style>
    <style:style style:name="T135" style:family="text">
      <style:text-properties fo:language="en" fo:country="GB" officeooo:rsid="00ad6934"/>
    </style:style>
    <style:style style:name="T136" style:family="text">
      <style:text-properties fo:language="en" fo:country="GB" officeooo:rsid="00ad6ce0"/>
    </style:style>
    <style:style style:name="T137" style:family="text">
      <style:text-properties fo:language="en" fo:country="GB" officeooo:rsid="00ae1799"/>
    </style:style>
    <style:style style:name="T138" style:family="text">
      <style:text-properties fo:language="en" fo:country="GB" officeooo:rsid="00aef32d"/>
    </style:style>
    <style:style style:name="T139" style:family="text">
      <style:text-properties fo:language="en" fo:country="GB" officeooo:rsid="00aefdc3"/>
    </style:style>
    <style:style style:name="T140" style:family="text">
      <style:text-properties officeooo:rsid="004fd30c"/>
    </style:style>
    <style:style style:name="T141" style:family="text">
      <style:text-properties officeooo:rsid="00516c7b"/>
    </style:style>
    <style:style style:name="T142" style:family="text">
      <style:text-properties officeooo:rsid="005c1f1e"/>
    </style:style>
    <style:style style:name="T143" style:family="text">
      <style:text-properties officeooo:rsid="005ca521"/>
    </style:style>
    <style:style style:name="T144" style:family="text">
      <style:text-properties officeooo:rsid="0067d01c"/>
    </style:style>
    <style:style style:name="T145" style:family="text">
      <style:text-properties officeooo:rsid="0068acea"/>
    </style:style>
    <style:style style:name="T146" style:family="text">
      <style:text-properties officeooo:rsid="00697385"/>
    </style:style>
    <style:style style:name="T147" style:family="text">
      <style:text-properties officeooo:rsid="006f8390"/>
    </style:style>
    <style:style style:name="T148" style:family="text">
      <style:text-properties officeooo:rsid="006ff204"/>
    </style:style>
    <style:style style:name="T149" style:family="text">
      <style:text-properties officeooo:rsid="0072b2d9"/>
    </style:style>
    <style:style style:name="T150" style:family="text">
      <style:text-properties officeooo:rsid="007445a6"/>
    </style:style>
    <style:style style:name="T151" style:family="text">
      <style:text-properties officeooo:rsid="00b217b4"/>
    </style:style>
    <style:style style:name="T152" style:family="text">
      <style:text-properties officeooo:rsid="00355ba0"/>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
      <text:p text:style-name="P11"/>
      <text:p text:style-name="P61">Moden Frontend Development: </text:p>
      <text:p text:style-name="P63">Mini project - 8 September 2017</text:p>
      <text:p text:style-name="P62"/>
      <text:p text:style-name="P2"/>
      <text:p text:style-name="P62">Cristian C. Gorrin</text:p>
      <text:p text:style-name="P64">Class: opbwu17fint</text:p>
      <text:p text:style-name="P8"/>
      <text:p text:style-name="P8"/>
      <text:p text:style-name="P46"><text:span text:style-name="T40">P</text:span><text:span text:style-name="T39">roject </text:span><text:span text:style-name="T40">files </text:span><text:span text:style-name="T139">(version control)</text:span><text:span text:style-name="T40">: </text:span><text:a xlink:type="simple" xlink:href="https://github.com/CristianGorrin/MFD-Mini-Project" text:style-name="Internet_20_link" text:visited-style-name="Visited_20_Internet_20_Link">https://github.com/CristianGorrin/MFD-Mini-Project</text:a><text:span text:style-name="T40"> </text:span></text:p>
      <text:p text:style-name="P85"><text:span text:style-name="T134">Live demo</text:span><text:span text:style-name="T39">: </text:span><text:a xlink:type="simple" xlink:href="http://mfd.gorrin.dk/" text:style-name="Internet_20_link" text:visited-style-name="Visited_20_Internet_20_Link">http://mfd.gorrin.dk</text:a></text:p>
      <text:p text:style-name="P86"><text:span text:style-name="T152"><text:tab/>http://mfd.gorrin.dk/homepage</text:span></text:p>
      <text:p text:style-name="P86"><text:span text:style-name="T152"><text:tab/>http://mfd.gorrin.dk/collection</text:span></text:p>
      <text:p text:style-name="P86"><text:span text:style-name="T152"><text:tab/>http://mfd.gorrin.dk/contact</text:span></text:p>
      <text:p text:style-name="P86"><text:span text:style-name="T152"><text:tab/>http://mfd.gorrin.dk/product/&lt;id&gt; </text:span></text:p>
      <text:p text:style-name="P38"/>
      <text:p text:style-name="P7"><text:bookmark-start text:name="__RefHeading___Toc1247_381982555"/><text:bookmark-end text:name="__RefHeading___Toc1247_381982555"/></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4"><text:a xlink:type="simple" xlink:href="#__RefHeading___Toc1249_381982555" text:style-name="Index_20_Link" text:visited-style-name="Index_20_Link">Problem statement<text:tab/>3</text:a></text:p>
          <text:p text:style-name="P84"><text:a xlink:type="simple" xlink:href="#__RefHeading___Toc1251_381982555" text:style-name="Index_20_Link" text:visited-style-name="Index_20_Link">Technologies and tools used<text:tab/>3</text:a></text:p>
          <text:p text:style-name="P83"><text:a xlink:type="simple" xlink:href="#__RefHeading___Toc1253_381982555" text:style-name="Index_20_Link" text:visited-style-name="Index_20_Link">NPM<text:tab/>3</text:a></text:p>
          <text:p text:style-name="P83"><text:a xlink:type="simple" xlink:href="#__RefHeading___Toc1255_381982555" text:style-name="Index_20_Link" text:visited-style-name="Index_20_Link">Angular 4<text:tab/>3</text:a></text:p>
          <text:p text:style-name="P83"><text:a xlink:type="simple" xlink:href="#__RefHeading___Toc1257_381982555" text:style-name="Index_20_Link" text:visited-style-name="Index_20_Link">Version control – Git<text:tab/>4</text:a></text:p>
          <text:p text:style-name="P83"><text:a xlink:type="simple" xlink:href="#__RefHeading___Toc1259_381982555" text:style-name="Index_20_Link" text:visited-style-name="Index_20_Link">SASS<text:tab/>5</text:a></text:p>
          <text:p text:style-name="P83"><text:a xlink:type="simple" xlink:href="#__RefHeading___Toc1261_381982555" text:style-name="Index_20_Link" text:visited-style-name="Index_20_Link">CSS: Flexbox<text:tab/>5</text:a></text:p>
          <text:p text:style-name="P83"><text:a xlink:type="simple" xlink:href="#__RefHeading___Toc1263_381982555" text:style-name="Index_20_Link" text:visited-style-name="Index_20_Link">Reset CSS from meyerweb<text:tab/>6</text:a></text:p>
          <text:p text:style-name="P83"><text:a xlink:type="simple" xlink:href="#__RefHeading___Toc1265_381982555" text:style-name="Index_20_Link" text:visited-style-name="Index_20_Link">BEM<text:tab/>6</text:a></text:p>
          <text:p text:style-name="P83"><text:a xlink:type="simple" xlink:href="#__RefHeading___Toc1267_381982555" text:style-name="Index_20_Link" text:visited-style-name="Index_20_Link">Font awesome<text:tab/>6</text:a></text:p>
          <text:p text:style-name="P84"><text:a xlink:type="simple" xlink:href="#__RefHeading___Toc1269_381982555" text:style-name="Index_20_Link" text:visited-style-name="Index_20_Link">Implementation process<text:tab/>6</text:a></text:p>
          <text:p text:style-name="P84"><text:a xlink:type="simple" xlink:href="#__RefHeading___Toc1271_381982555" text:style-name="Index_20_Link" text:visited-style-name="Index_20_Link">Conclusion<text:tab/>7</text:a></text:p>
        </text:index-body>
      </text:table-of-content>
      <text:p text:style-name="P39"/>
      <text:p text:style-name="P5"/>
      <text:h text:style-name="P87" text:outline-level="1"><text:bookmark-start text:name="__RefHeading___Toc1249_381982555"/>Problem statement<text:bookmark-end text:name="__RefHeading___Toc1249_381982555"/></text:h>
      <text:p text:style-name="P3"><text:bookmark text:name="result_box1"/><text:span text:style-name="T2">This assignment will </text:span><text:bookmark text:name="result_box"/>describe <text:span text:style-name="T3">the technologies and tools used to create the e-commerce website prototype. The website scope will include the </text:span><text:bookmark text:name="result_box2"/>following<text:span text:style-name="T3"> pages: home-, collection-, product- and contact-page. I will also detailed my implementation process of </text:span><text:bookmark text:name="result_box3"/><text:span text:style-name="T3">various parts of the prototype.</text:span></text:p>
      <text:p text:style-name="P3"/>
      <text:h text:style-name="P87" text:outline-level="1"><text:bookmark-start text:name="__RefHeading___Toc1251_381982555"/>Technologies <text:span text:style-name="T3">and</text:span> <text:span text:style-name="T3">t</text:span>ools used<text:bookmark-end text:name="__RefHeading___Toc1251_381982555"/></text:h>
      <text:h text:style-name="P65" text:outline-level="2"><text:bookmark-start text:name="__RefHeading___Toc1253_381982555"/>NPM<text:bookmark-end text:name="__RefHeading___Toc1253_381982555"/></text:h>
      <text:p text:style-name="P10"><text:span text:style-name="T18">Npm is an </text:span>abbreviation<text:span text:style-name="T18"> of Node package manager. Npm has </text:span><text:bookmark text:name="result_box4"/>large <text:span text:style-name="T18">number of projects in it’s</text:span> <text:span text:style-name="T18">repository this also includes frameworks, tools, components and more. Before installing anything whit Npm, run the command “npm init” to create package.json (this is the dependency list of the project). When using Npm to install a project in to yours, you will need to use the command “npm install”. To uninstall a </text:span><text:span text:style-name="T28">package </text:span><text:span text:style-name="T30">replace the </text:span><text:span text:style-name="T32">install</text:span><text:span text:style-name="T30"> with </text:span><text:span text:style-name="T31">uninstall </text:span><text:span text:style-name="T36">in the previous command</text:span><text:span text:style-name="T31">.</text:span></text:p>
      <text:p text:style-name="P14"/>
      <text:p text:style-name="P15">Usage:</text:p>
      <text:p text:style-name="P56"><text:span text:style-name="T20">npm [install|</text:span><text:span text:style-name="T31">uninstall</text:span><text:span text:style-name="T20">] &lt;</text:span><text:span text:style-name="T22">flag</text:span><text:span text:style-name="T20">&gt; &lt;</text:span><text:span text:style-name="T23">package</text:span><text:span text:style-name="T20">&gt;</text:span></text:p>
      <text:p text:style-name="P50"><text:span text:style-name="T22"><text:tab/>flag </text:span><text:span text:style-name="T28">(</text:span><text:span text:style-name="T29">optional</text:span><text:span text:style-name="T28">)</text:span><text:span text:style-name="T29">:<text:tab/>if -g is used </text:span><text:span text:style-name="T28">the</text:span><text:span text:style-name="T29"> install </text:span><text:span text:style-name="T28">will be in the global path and not the current directory.</text:span></text:p>
      <text:p text:style-name="P47"><text:span text:style-name="T23"><text:tab/></text:span><text:span text:style-name="T24">p</text:span><text:span text:style-name="T23">ackage</text:span><text:span text:style-name="T29">:<text:tab/></text:span><text:span text:style-name="T28">path to the package.</text:span></text:p>
      <text:p text:style-name="P9"/>
      <text:p text:style-name="P9"><text:span text:style-name="T19">For </text:span><text:bookmark text:name="result_box6"/><text:span text:style-name="T19">further information </text:span><text:bookmark text:name="result_box5"/><text:span text:style-name="T19">visit Npm documentations website</text:span><text:span text:style-name="T19"><text:note text:id="ftn1" text:note-class="footnote"><text:note-citation>1</text:note-citation><text:note-body><text:p text:style-name="P70"><text:a xlink:type="simple" xlink:href="https://docs.npmjs.com/" text:style-name="Internet_20_link" text:visited-style-name="Visited_20_Internet_20_Link">https://docs.npmjs.com/</text:a> </text:p></text:note-body></text:note></text:span><text:span text:style-name="T19">. </text:span></text:p>
      <text:p text:style-name="P4"/>
      <text:h text:style-name="P66" text:outline-level="2"><text:bookmark-start text:name="__RefHeading___Toc1255_381982555"/>Angular 4<text:bookmark-end text:name="__RefHeading___Toc1255_381982555"/></text:h>
      <text:p text:style-name="P24"><text:span text:style-name="T42">Angular 4 is a frameworks for creating website. In this project the angular components was </text:span><text:bookmark text:name="result_box10"/><text:span text:style-name="T4">written</text:span><text:span text:style-name="T42"> in Typescript, but Javascript is also an opinion. </text:span><text:span text:style-name="T43">Woking with Angular you will need to install </text:span><text:span text:style-name="T44">Angular CLI. If you have Npm installed it will be a trivial task to get the CLI using the command “npm install -g @angular/cli”. Then to create a Angular project run the command “ng new </text:span><text:span text:style-name="T41">&lt;projectname&gt;” </text:span><text:span text:style-name="T45">this will initialize and download the </text:span><text:bookmark text:name="result_box11"/><text:span text:style-name="T45">necessary files. The </text:span><text:span text:style-name="T44">CLI</text:span><text:span text:style-name="T45"> has a build-in <text:s/>development server, th</text:span><text:span text:style-name="T127">at</text:span><text:span text:style-name="T45"> can be </text:span><text:span text:style-name="T107">started</text:span><text:span text:style-name="T45"> by the command “ng serve”. The build-in development server will </text:span><text:bookmark text:name="result_box12"/><text:span text:style-name="T45">automatic rebuild the web page, when a file is update. </text:span><text:span text:style-name="T46">To get the production build, use the command “ng build –prod” (the result is save in ./dist/). </text:span></text:p>
      <text:p text:style-name="P44"><text:span text:style-name="T46">To start creating content for your web page </text:span><text:span text:style-name="T48">in </text:span><text:span text:style-name="T46"><text:s/></text:span><text:span text:style-name="T42">Angular, </text:span><text:span text:style-name="T48">it will benefit you </text:span><text:bookmark text:name="result_box14"/><text:span text:style-name="T127">to </text:span><text:span text:style-name="T48">know</text:span><text:bookmark text:name="result_box15"/><text:span text:style-name="T48"> </text:span><text:span text:style-name="T127">the </text:span><text:span text:style-name="T48">various blueprints. </text:span><text:span text:style-name="T50">The </text:span><text:span text:style-name="T48">blueprints </text:span><text:span text:style-name="T50">are used in</text:span><text:span text:style-name="T48"> the </text:span><text:span text:style-name="T127">generate </text:span><text:span text:style-name="T48">command “ng g &lt;blueprint&gt; &lt;name&gt;” (the command “ng g -h” to see available blueprints). </text:span><text:span text:style-name="T49">The </text:span><text:span text:style-name="T48">component blueprint </text:span><text:span text:style-name="T49">creates a directory based on the name parameter con</text:span><text:span text:style-name="T127">t</text:span><text:span text:style-name="T49">ain</text:span><text:span text:style-name="T127">in</text:span><text:span text:style-name="T49">g </text:span><text:span text:style-name="T129">the files</text:span><text:span text:style-name="T49"> HTML, CSS (this </text:span><text:span text:style-name="T47">assignment </text:span><text:span text:style-name="T49">is SASS), </text:span><text:span text:style-name="T128">component.ts</text:span><text:span text:style-name="T127"> and </text:span><text:span text:style-name="T128">component.</text:span><text:span text:style-name="T49">spec.ts (unit testing). </text:span><text:span text:style-name="T50">Furthermore register</text:span><text:span text:style-name="T129">ing</text:span><text:span text:style-name="T50"> </text:span><text:span text:style-name="T129">the </text:span><text:span text:style-name="T48">component</text:span><text:span text:style-name="T50"> in app.module.ts </text:span><text:soft-page-break/><text:span text:style-name="T50">making it available in the project</text:span><text:span text:style-name="T49">. </text:span><text:span text:style-name="T51">There are many more <text:s/></text:span><text:span text:style-name="T48">blueprint available,</text:span><text:span text:style-name="T51"> thes</text:span><text:span text:style-name="T130">e</text:span><text:span text:style-name="T51"> can be found in </text:span><text:span text:style-name="T52">the wiki</text:span><text:span text:style-name="T53"> website</text:span><text:span text:style-name="T53"><text:note text:id="ftn2" text:note-class="footnote"><text:note-citation>2</text:note-citation><text:note-body><text:p text:style-name="P71"><text:a xlink:type="simple" xlink:href="https://github.com/angular/angular-cli/wiki/generate" text:style-name="Internet_20_link" text:visited-style-name="Visited_20_Internet_20_Link">https://github.com/angular/angular-cli/wiki/generate</text:a> </text:p></text:note-body></text:note></text:span><text:span text:style-name="T53">.</text:span></text:p>
      <text:p text:style-name="P25"/>
      <text:p text:style-name="P26">Usage:</text:p>
      <text:p text:style-name="P54"><text:span text:style-name="T41">ng new &lt;</text:span><text:span text:style-name="T55">project_name</text:span><text:span text:style-name="T41">&gt; </text:span><text:span text:style-name="T52">&lt;</text:span><text:span text:style-name="T56">flag</text:span><text:span text:style-name="T52">&gt;</text:span></text:p>
      <text:p text:style-name="P52"><text:span text:style-name="T55">project_name</text:span><text:span text:style-name="T41">: </text:span><text:span text:style-name="T52">name of the new </text:span><text:span text:style-name="T53">Angular </text:span><text:span text:style-name="T52">project.</text:span></text:p>
      <text:p text:style-name="P48"><text:span text:style-name="T20">flag </text:span><text:span text:style-name="T28">(</text:span><text:span text:style-name="T29">optional</text:span><text:span text:style-name="T28">)</text:span><text:span text:style-name="T29">: </text:span><text:span text:style-name="T38">if</text:span><text:span text:style-name="T33"> –style=sass then the </text:span><text:span text:style-name="T27">project </text:span><text:span text:style-name="T38">will use</text:span><text:span text:style-name="T33"> </text:span><text:span text:style-name="T37">SASS</text:span><text:span text:style-name="T33"> instead of </text:span><text:span text:style-name="T37">CSS</text:span><text:span text:style-name="T33"> files.</text:span></text:p>
      <text:p text:style-name="P53"/>
      <text:p text:style-name="P55">ng g <text:span text:style-name="T48">&lt;</text:span><text:span text:style-name="T57">blueprint</text:span><text:span text:style-name="T48">&gt;</text:span> &lt;<text:span text:style-name="T21">name</text:span>&gt;</text:p>
      <text:p text:style-name="P49"><text:span text:style-name="T57"><text:tab/>blueprint </text:span><text:span text:style-name="T62">[component|service|…]</text:span><text:span text:style-name="T48">:<text:tab/></text:span><text:span text:style-name="T104">selects the blueprint use.</text:span></text:p>
      <text:p text:style-name="P51"><text:span text:style-name="T54"><text:tab/>name</text:span><text:span text:style-name="T39">: <text:tab/></text:span><text:span text:style-name="T131">target name</text:span><text:span text:style-name="T105">.</text:span></text:p>
      <text:p text:style-name="P60">ng serve</text:p>
      <text:p text:style-name="P59"/>
      <text:p text:style-name="P57"><text:span text:style-name="T46">ng build </text:span><text:span text:style-name="T105">&lt;</text:span><text:span text:style-name="T58">flag</text:span><text:span text:style-name="T105">&gt;</text:span></text:p>
      <text:p text:style-name="P58"><text:span text:style-name="T58"><text:tab/>flag </text:span><text:span text:style-name="T63">(</text:span><text:span text:style-name="T64">optional</text:span><text:span text:style-name="T63">)</text:span><text:span text:style-name="T105">: </text:span><text:span text:style-name="T106">if –prod is used, then the build will be for production level.</text:span></text:p>
      <text:p text:style-name="Text_20_body"/>
      <text:p text:style-name="P12"><text:span text:style-name="T19">For </text:span><text:bookmark text:name="result_box61"/><text:span text:style-name="T19">further information </text:span><text:bookmark text:name="result_box51"/><text:span text:style-name="T19">visit Angular documentations website</text:span><text:span text:style-name="T19"><text:note text:id="ftn3" text:note-class="footnote"><text:note-citation>3</text:note-citation><text:note-body><text:p text:style-name="P71"><text:a xlink:type="simple" xlink:href="https://angular.io/docs" text:style-name="Internet_20_link" text:visited-style-name="Visited_20_Internet_20_Link">https://angular.io/docs</text:a> </text:p></text:note-body></text:note></text:span><text:span text:style-name="T19">.</text:span></text:p>
      <text:p text:style-name="P12"/>
      <text:h text:style-name="Heading_20_2" text:outline-level="2"><text:bookmark-start text:name="__RefHeading___Toc1257_381982555"/>Version control – <text:span text:style-name="T140">G</text:span>it<text:bookmark-end text:name="__RefHeading___Toc1257_381982555"/></text:h>
      <text:p text:style-name="P27"><text:span text:style-name="T141">Git is a tool to keep track of </text:span><text:bookmark text:name="result_box7"/><text:span text:style-name="T4">changes</text:span><text:span text:style-name="T141"> in the code base. This is achieved by creating commits and branches to ideally going from one stable state to </text:span><text:bookmark text:name="result_box9"/><text:span text:style-name="T4">another. Version control </text:span><text:span text:style-name="T5">i</text:span><text:span text:style-name="T9">n</text:span><text:span text:style-name="T5"> </text:span><text:bookmark text:name="result_box13"/><text:span text:style-name="T5">general </text:span><text:span text:style-name="T6">is great</text:span><text:span text:style-name="T5"> </text:span><text:span text:style-name="T6">for working in teams. Theres are CLI and GUI version of git, but the one used in this </text:span><text:span text:style-name="T47">assignment </text:span><text:span text:style-name="T108">is the CLI </text:span><text:span text:style-name="T6">version </text:span><text:span text:style-name="T108">from </text:span><text:span text:style-name="T109">one of the</text:span><text:span text:style-name="T108"> </text:span><text:span text:style-name="T109">Ubuntu’s</text:span><text:span text:style-name="T108"> ppa</text:span><text:span text:style-name="T108"><text:note text:id="ftn4" text:note-class="footnote"><text:note-citation>4</text:note-citation><text:note-body><text:p text:style-name="P72"><text:a xlink:type="simple" xlink:href="https://help.ubuntu.com/community/Repositories/Ubuntu" text:style-name="Internet_20_link" text:visited-style-name="Visited_20_Internet_20_Link">https://help.ubuntu.com/community/Repositories/Ubuntu</text:a> </text:p></text:note-body></text:note></text:span><text:span text:style-name="T108">. </text:span></text:p>
      <text:p text:style-name="P28"><text:span text:style-name="T108">T</text:span><text:span text:style-name="T110">o </text:span><text:span text:style-name="T45">initialize </text:span><text:span text:style-name="T110">git in your project, run the command “git init”. This will create the directory ./.git/ where </text:span><text:span text:style-name="T111">git</text:span><text:span text:style-name="T110"> keep</text:span><text:span text:style-name="T111">s the</text:span><text:span text:style-name="T110"> version </text:span><text:span text:style-name="T111">control</text:span><text:span text:style-name="T110"> history. O</text:span><text:span text:style-name="T64">ptional</text:span><text:span text:style-name="T98">ly</text:span><text:span text:style-name="T64"> </text:span><text:span text:style-name="T65">you can add </text:span><text:span text:style-name="T66">the</text:span><text:span text:style-name="T65"> file ./.</text:span><text:span text:style-name="T61">gitignore</text:span><text:span text:style-name="T65"><text:note text:id="ftn5" text:note-class="footnote"><text:note-citation>5</text:note-citation><text:note-body><text:p text:style-name="P73"><text:a xlink:type="simple" xlink:href="https://git-scm.com/docs/gitignore" text:style-name="Internet_20_link" text:visited-style-name="Visited_20_Internet_20_Link">https://git-scm.com/docs/gitignore</text:a> </text:p></text:note-body></text:note></text:span><text:span text:style-name="T65"> </text:span><text:span text:style-name="T67">to let git ignore files and </text:span><text:span text:style-name="T65">directory</text:span><text:span text:style-name="T98">s</text:span><text:span text:style-name="T65"> </text:span><text:span text:style-name="T67">in you’re project based on patterns. </text:span><text:span text:style-name="T68">To add a remote origin</text:span><text:span text:style-name="T67"> </text:span><text:span text:style-name="T68">run </text:span><text:span text:style-name="T67">“git remote set-url origin </text:span><text:span text:style-name="T69">&lt;url&gt;</text:span><text:span text:style-name="T67">” . <text:s/></text:span><text:span text:style-name="T68">This will allow </text:span><text:span text:style-name="T69">for</text:span><text:span text:style-name="T68"> push </text:span><text:span text:style-name="T69">from a </text:span><text:span text:style-name="T68">local </text:span><text:span text:style-name="T69">repository to a remote with the command “git push origin master”. </text:span></text:p>
      <text:p text:style-name="P29"><text:span text:style-name="T72">I didn’t use the </text:span><text:span text:style-name="T73">branches</text:span><text:span text:style-name="T72"> functionality of git in this assignment. </text:span><text:span text:style-name="T74">W</text:span><text:span text:style-name="T72">ell </text:span><text:bookmark text:name="result_box8"/><text:span text:style-name="T4">technically</text:span><text:span text:style-name="T72"> </text:span><text:span text:style-name="T69">origin/master </text:span><text:span text:style-name="T72">and local/</text:span><text:span text:style-name="T69">master </text:span><text:span text:style-name="T74">is t</text:span><text:span text:style-name="T98">wo</text:span><text:span text:style-name="T73"> </text:span><text:span text:style-name="T74">different </text:span><text:span text:style-name="T73">branches. </text:span><text:span text:style-name="T74">But they will </text:span><text:bookmark text:name="result_box16"/><text:span text:style-name="T74">contain the same code when </text:span><text:span text:style-name="T69">push</text:span><text:span text:style-name="T74"> </text:span><text:span text:style-name="T69">command </text:span><text:span text:style-name="T74">is executed</text:span><text:span text:style-name="T72">. </text:span><text:span text:style-name="T74">So in t</text:span><text:span text:style-name="T75">his assignment </text:span><text:span text:style-name="T74">the </text:span><text:span text:style-name="T76">git</text:span><text:span text:style-name="T74"> work flow was </text:span><text:span text:style-name="T76">staging the files, then committing them and afterwards </text:span><text:span text:style-name="T69">push</text:span><text:span text:style-name="T76">ing them to </text:span><text:span text:style-name="T68">origin.</text:span></text:p>
      <text:p text:style-name="P6"/>
      <text:p text:style-name="P17">Usage:</text:p>
      <text:p text:style-name="P81"><text:span text:style-name="T71">g</text:span><text:span text:style-name="T61">it add &lt;</text:span><text:span text:style-name="T54">file</text:span><text:span text:style-name="T61">&gt;</text:span></text:p>
      <text:p text:style-name="P30"><text:span text:style-name="T59"><text:tab/>file</text:span><text:span text:style-name="T77">: <text:tab/></text:span><text:span text:style-name="T78">t</text:span><text:span text:style-name="T77">he file being add to the </text:span><text:span text:style-name="T76">staging</text:span></text:p>
      <text:p text:style-name="P82"/>
      <text:p text:style-name="P80"><text:span text:style-name="T70">git commit -m “&lt;</text:span><text:span text:style-name="T60">message</text:span><text:span text:style-name="T70">&gt;”</text:span></text:p>
      <text:p text:style-name="P19"><text:span text:style-name="T26"><text:tab/>message</text:span><text:span text:style-name="T143">:<text:tab/>the decision for current commit </text:span></text:p>
      <text:p text:style-name="P18"/>
      <text:p text:style-name="P79">git push <text:span text:style-name="T142">&lt;</text:span><text:span text:style-name="T25">from</text:span><text:span text:style-name="T142">&gt;</text:span> <text:span text:style-name="T142">&lt;</text:span><text:span text:style-name="T25">to</text:span><text:span text:style-name="T142">&gt;</text:span></text:p>
      <text:p text:style-name="P20"><text:span text:style-name="T21"><text:tab/>from</text:span>:<text:tab/>the branch push from<text:span text:style-name="T141"> </text:span></text:p>
      <text:p text:style-name="P20"><text:span text:style-name="T21"><text:tab/>to</text:span>:<text:tab/>the branch push to<text:span text:style-name="T141"> </text:span></text:p>
      <text:p text:style-name="P16"/>
      <text:p text:style-name="P21"><text:span text:style-name="T34">For </text:span><text:bookmark text:name="result_box62"/><text:span text:style-name="T34">further information </text:span><text:bookmark text:name="result_box52"/><text:span text:style-name="T34">visit </text:span><text:span text:style-name="T35">git-scm</text:span><text:span text:style-name="T34"> documentations website</text:span><text:span text:style-name="T34"><text:note text:id="ftn6" text:note-class="footnote"><text:note-citation>6</text:note-citation><text:note-body><text:p text:style-name="P74"><text:a xlink:type="simple" xlink:href="https://git-scm.com/docs" text:style-name="Internet_20_link" text:visited-style-name="Visited_20_Internet_20_Link">https://git-scm.com/docs</text:a> </text:p></text:note-body></text:note></text:span><text:span text:style-name="T34">.</text:span></text:p>
      <text:p text:style-name="Text_20_body"><text:s/></text:p>
      <text:h text:style-name="P69" text:outline-level="2"><text:bookmark-start text:name="__RefHeading___Toc1259_381982555"/>SASS<text:bookmark-end text:name="__RefHeading___Toc1259_381982555"/></text:h>
      <text:p text:style-name="P33"><text:span text:style-name="T144">SASS is an </text:span>extension <text:span text:style-name="T144">that adds functionality to CSS. To use SASS your will need a p</text:span>reprocessing, <text:span text:style-name="T146">that</text:span> <text:span text:style-name="T145">converts SASS into CSS. Some of the improvements in SASS is variables, nesting (the CSS selectors), partials, import and mixins. SASS allows for splitting the code in partials for reuse-ability by import where needed. This is done by using this code “@import ‘&lt;path_to_partials&gt; ’”. Mixins are really useful tools, they are basically function for CSS. <text:s/></text:span></text:p>
      <text:p text:style-name="P33"/>
      <text:p text:style-name="P13"><text:span text:style-name="T19">For </text:span><text:bookmark text:name="result_box611"/><text:span text:style-name="T19">further information </text:span><text:bookmark text:name="result_box511"/><text:span text:style-name="T19">visit SASS guide website</text:span><text:span text:style-name="T19"><text:note text:id="ftn7" text:note-class="footnote"><text:note-citation>7</text:note-citation><text:note-body><text:p text:style-name="P77"><text:a xlink:type="simple" xlink:href="http://sass-lang.com/guide" text:style-name="Internet_20_link" text:visited-style-name="Visited_20_Internet_20_Link">http://sass-lang.com/</text:a><text:a xlink:type="simple" xlink:href="http://sass-lang.com/guide" text:style-name="Internet_20_link" text:visited-style-name="Visited_20_Internet_20_Link">g</text:a><text:a xlink:type="simple" xlink:href="http://sass-lang.com/guide" text:style-name="Internet_20_link" text:visited-style-name="Visited_20_Internet_20_Link">uide</text:a> </text:p></text:note-body></text:note></text:span><text:span text:style-name="T19">.</text:span></text:p>
      <text:p text:style-name="P32"/>
      <text:h text:style-name="P69" text:outline-level="2"><text:bookmark-start text:name="__RefHeading___Toc1261_381982555"/>CSS: Flexbox<text:bookmark-end text:name="__RefHeading___Toc1261_381982555"/></text:h>
      <text:p text:style-name="P31"><text:span text:style-name="T112">CSS is a </text:span><text:span text:style-name="T113">tool</text:span><text:span text:style-name="T112"> to </text:span><text:span text:style-name="T113">describe how the html </text:span><text:bookmark text:name="result_box19"/><text:span text:style-name="T113">should be displayed. There are much that </text:span><text:bookmark text:name="result_box20"/><text:span text:style-name="T113">could be covered </text:span><text:span text:style-name="T114">in CSS,</text:span><text:span text:style-name="T113"> </text:span><text:span text:style-name="T114">but the focus here will be Flexbox. Flexbox </text:span><text:span text:style-name="T115">is a display property, that gives a lot of control over the layout of the elements within it. </text:span><text:span text:style-name="T116">For example justify-content </text:span><text:span text:style-name="T115">control</text:span><text:span text:style-name="T116">s the main axis (horizontal), and align-items </text:span><text:span text:style-name="T115">control</text:span><text:span text:style-name="T116">s cross axis (vertical). </text:span><text:span text:style-name="T118">There is more </text:span><text:span text:style-name="T115">property </text:span><text:span text:style-name="T118">to </text:span><text:bookmark text:name="result_box21"/><text:span text:style-name="T118">affect</text:span><text:span text:style-name="T115"> </text:span><text:span text:style-name="T118">how Flexbox will behave,</text:span><text:span text:style-name="T115"> </text:span><text:span text:style-name="T118">a</text:span><text:span text:style-name="T116"> great </text:span><text:span text:style-name="T117">article</text:span><text:span text:style-name="T116"> </text:span><text:span text:style-name="T117">on </text:span><text:span text:style-name="T118">this </text:span><text:span text:style-name="T117">is “A Complete Guide to Flexbox”</text:span><text:span text:style-name="T117"><text:note text:id="ftn8" text:note-class="footnote"><text:note-citation>8</text:note-citation><text:note-body><text:p text:style-name="P76"><text:a xlink:type="simple" xlink:href="https://css-tricks.com/snippets/css/a-guide-to-flexbox/" text:style-name="Internet_20_link" text:visited-style-name="Visited_20_Internet_20_Link">https://css-tricks.com/snippets/css/a-guide-to-flexbox/</text:a> </text:p></text:note-body></text:note></text:span><text:span text:style-name="T117">.</text:span></text:p>
      <text:p text:style-name="P22"/>
      <text:h text:style-name="P67" text:outline-level="2"><text:bookmark-start text:name="__RefHeading___Toc1263_381982555"/><text:soft-page-break/>Reset CSS from meyerweb<text:note text:id="ftn9" text:note-class="footnote"><text:note-citation>9</text:note-citation><text:note-body><text:p text:style-name="P75"><text:a xlink:type="simple" xlink:href="http://meyerweb.com/eric/tools/css/reset/index.html" text:style-name="Internet_20_link" text:visited-style-name="Visited_20_Internet_20_Link">http://meyerweb.com/eric/tools/css/reset/index.html</text:a> </text:p></text:note-body></text:note><text:bookmark-end text:name="__RefHeading___Toc1263_381982555"/></text:h>
      <text:p text:style-name="P23"><text:span text:style-name="T150">Rest CSS is a way to have more even browser experience on a web side. It set some default values from the CSS. This tryes to make the </text:span><text:bookmark text:name="result_box22"/><text:span text:style-name="T4">starting point </text:span><text:span text:style-name="T8">for the deferent </text:span><text:span text:style-name="T150">browser the same. This will in </text:span><text:bookmark text:name="result_box23"/><text:span text:style-name="T4">theory </text:span><text:span text:style-name="T8">hav</text:span><text:span text:style-name="T10">e the</text:span><text:span text:style-name="T8"> web page look</text:span><text:span text:style-name="T10">ing</text:span><text:span text:style-name="T8"> the same on more </text:span><text:span text:style-name="T150">browsers.</text:span></text:p>
      <text:h text:style-name="P69" text:outline-level="2"><text:bookmark-start text:name="__RefHeading___Toc1265_381982555"/>BEM<text:bookmark-end text:name="__RefHeading___Toc1265_381982555"/></text:h>
      <text:p text:style-name="P35"><text:span text:style-name="T147">BEM is naming convention for CSS. BEM has </text:span><text:bookmark text:name="result_box17"/><text:span text:style-name="T4">three</text:span><text:span text:style-name="T148"> parts: blocks, elements and modifiers, this is used in a </text:span><text:span text:style-name="T67">pattern</text:span><text:span text:style-name="T148"> like so “&lt;b</text:span>lock<text:span text:style-name="T148">&gt;</text:span>__<text:span text:style-name="T148">&lt;e</text:span>lement<text:span text:style-name="T148">&gt;--&lt;m</text:span>odifier<text:span text:style-name="T148">&gt;”. <text:s/>Let’s say you want to select the email input in a sign up form, then the BEM name </text:span><text:bookmark text:name="result_box18"/><text:span text:style-name="T4">can </text:span><text:span text:style-name="T7">be</text:span><text:span text:style-name="T148"> “signup-form__email-input”. <text:s/>Then the block is called signup-form, and the element is email-input. Now we also need an invalid state, when the user doesn’t give a valid e-mail. For this we can use the modifier part of BEM, then the selector will be <text:s/>“signup-form__email-input—invalid”. </text:span></text:p>
      <text:p text:style-name="P34"/>
      <text:h text:style-name="P68" text:outline-level="2"><text:bookmark-start text:name="__RefHeading___Toc1267_381982555"/>Font awesome<text:note text:id="ftn10" text:note-class="footnote"><text:note-citation>10</text:note-citation><text:note-body><text:p text:style-name="P78"><text:a xlink:type="simple" xlink:href="http://fontawesome.io/" text:style-name="Internet_20_link" text:visited-style-name="Visited_20_Internet_20_Link">http://fontawesome.io/</text:a> </text:p></text:note-body></text:note><text:bookmark-end text:name="__RefHeading___Toc1267_381982555"/></text:h>
      <text:p text:style-name="P36"><text:span text:style-name="T149">Font awesome is a collection of icons and </text:span>animated <text:span text:style-name="T150">assets. To start using font awesome, you need to download it, and then add a stylesheet link tag in to the html. After this you can use this html to add a microchip icon “&lt;i class="fa fa-microchip" aria-hidden="true"&gt;&lt;/i&gt;”.</text:span></text:p>
      <text:h text:style-name="P88" text:outline-level="1"><text:bookmark-start text:name="__RefHeading___Toc1269_381982555"/>Implementation process<text:bookmark-end text:name="__RefHeading___Toc1269_381982555"/></text:h>
      <text:p text:style-name="P37"><text:span text:style-name="T120">I sta</text:span><text:span text:style-name="T132">r</text:span><text:span text:style-name="T120">ted the project by initialize git and afterwards copy all assets from fronter. Then I got the web_artboards.psd exported as png files. I used </text:span><text:span text:style-name="T119">collection, homepage and product</text:span><text:span text:style-name="T120"> png </text:span><text:span text:style-name="T119">files</text:span><text:span text:style-name="T120"> to </text:span><text:bookmark text:name="result_box24"/><text:span text:style-name="T119">decide which components I need for the project. After a while I decide</text:span><text:span text:style-name="T132">d</text:span><text:span text:style-name="T119"> </text:span><text:span text:style-name="T124">on</text:span><text:span text:style-name="T119"> some </text:span><text:span text:style-name="T122">of the</text:span><text:span text:style-name="T119"> components, and additionally </text:span><text:span text:style-name="T132">a </text:span><text:span text:style-name="T121">naming convention </text:span><text:span text:style-name="T122">for them. The </text:span><text:span text:style-name="T121">naming convention </text:span><text:span text:style-name="T122">is</text:span><text:span text:style-name="T121"> </text:span><text:span text:style-name="T122">rather </text:span><text:span text:style-name="T121">simple, </text:span><text:span text:style-name="T122">and only has </text:span><text:span text:style-name="T124">one rule, </text:span><text:span text:style-name="T122">a prefix for the </text:span><text:span text:style-name="T119">components. </text:span><text:span text:style-name="T122">So the </text:span><text:span text:style-name="T119">component </text:span><text:span text:style-name="T122">wit</text:span><text:span text:style-name="T132">h</text:span><text:span text:style-name="T122"> the prefix </text:span><text:span text:style-name="T123">of </text:span><text:span text:style-name="T122">page, is used in the routing </text:span><text:span text:style-name="T123">as the starting </text:span><text:bookmark text:name="result_box27"/><text:span text:style-name="T132">component</text:span><text:span text:style-name="T123">. The </text:span><text:span text:style-name="T122">page </text:span><text:span text:style-name="T119">component </text:span><text:span text:style-name="T123">are build up by including the ones with the prefix part. The last prefix is partial, they </text:span><text:span text:style-name="T124">are intended to be </text:span><text:span text:style-name="T133">the </text:span><text:span text:style-name="T124">support </text:span><text:span text:style-name="T119">component</text:span><text:span text:style-name="T124">s</text:span><text:span text:style-name="T119"> </text:span><text:span text:style-name="T133">for</text:span><text:span text:style-name="T124"> </text:span><text:bookmark text:name="result_box28"/><text:span text:style-name="T124">the others ones.</text:span></text:p>
      <text:p text:style-name="P40"><text:span text:style-name="T126">After the </text:span><text:span text:style-name="T120">initial </text:span><text:span text:style-name="T126">planing I create a new a</text:span><text:span text:style-name="T125">ngular </text:span><text:span text:style-name="T126">project,</text:span><text:span text:style-name="T125"> </text:span><text:span text:style-name="T126">and set </text:span><text:span text:style-name="T133">the </text:span><text:span text:style-name="T79">style</text:span><text:span text:style-name="T83"> to SASS. </text:span><text:span text:style-name="T80">Then I </text:span><text:span text:style-name="T82">developed</text:span><text:span text:style-name="T80"> one </text:span><text:span text:style-name="T81">component </text:span><text:span text:style-name="T80">at </text:span><text:span text:style-name="T99">a </text:span><text:span text:style-name="T80">time </text:span><text:span text:style-name="T82">sta</text:span><text:span text:style-name="T99">r</text:span><text:span text:style-name="T82">ting with html structure and adding the SASS to style it. </text:span><text:span text:style-name="T84">After</text:span><text:span text:style-name="T82"> it looked </text:span><text:span text:style-name="T85">fine</text:span><text:span text:style-name="T82"> </text:span><text:span text:style-name="T84">I</text:span><text:span text:style-name="T82"> add the bindings and </text:span><text:span text:style-name="T84">used the directives </text:span><text:bookmark text:name="result_box26"/><text:span text:style-name="T84">such as ngfor. </text:span><text:span text:style-name="T85">Then I add the functionality</text:span><text:span text:style-name="T82"> </text:span><text:span text:style-name="T85">in the </text:span><text:span text:style-name="T81">component </text:span><text:span text:style-name="T85">class using the </text:span><text:span text:style-name="T82">bindings</text:span><text:span text:style-name="T85">. The last part of creating a </text:span><text:span text:style-name="T81">component </text:span><text:span text:style-name="T85">in my case, was making it responsive. I achieved it by adding </text:span><text:span text:style-name="T86">media queries to the SASS based on the width.</text:span></text:p>
      <text:p text:style-name="P41"><text:span text:style-name="T86">I </text:span><text:span text:style-name="T88">create a service </text:span><text:span text:style-name="T90">(product.service.ts)</text:span><text:span text:style-name="T88"> to emulate getting the product information from the server. But a</text:span><text:span text:style-name="T99">t</text:span><text:span text:style-name="T88"> the moment it only </text:span><text:span text:style-name="T87">uses </text:span><text:span text:style-name="T99">hard-coded</text:span><text:span text:style-name="T88"> values. </text:span><text:span text:style-name="T87">So when using the function GetProductInfo the result is one of three </text:span><text:span text:style-name="T89">products</text:span><text:span text:style-name="T87"> </text:span><text:span text:style-name="T89">based on the id parameter. It is done by </text:span><text:span text:style-name="T99">dividing the</text:span><text:span text:style-name="T89"> id with the total number of products and getting the remaind</text:span><text:span text:style-name="T99">er</text:span><text:span text:style-name="T89"> of this operation. Then the result </text:span><text:span text:style-name="T99">is</text:span><text:span text:style-name="T89"> </text:span><text:span text:style-name="T90">used in a switch statement to </text:span><text:span text:style-name="T100">determinant</text:span><text:span text:style-name="T90">, </text:span><text:bookmark text:name="result_box32"/><text:span text:style-name="T90">which </text:span><text:span text:style-name="T88">product information </text:span><text:span text:style-name="T90">to return.</text:span></text:p>
      <text:p text:style-name="P42"><text:soft-page-break/><text:span text:style-name="T92">The</text:span><text:span text:style-name="T91"> slider for the homepage </text:span><text:span text:style-name="T101">has</text:span><text:span text:style-name="T92"> a loop, that fires ever</text:span><text:span text:style-name="T101">y</text:span><text:span text:style-name="T92"> second. </text:span><text:span text:style-name="T101">The loop</text:span><text:span text:style-name="T92"> </text:span><text:bookmark text:name="result_box33"/><text:span text:style-name="T92">counts to </text:span><text:bookmark text:name="result_box34"/><text:span text:style-name="T92">twenty, and reset it self. At the first second it starts the progress bar. At the last second of the loop, it sets the next image and reset it self. </text:span><text:bookmark text:name="result_box35"/><text:span text:style-name="T92">Besides </text:span><text:span text:style-name="T101">that</text:span><text:span text:style-name="T92">, the </text:span><text:span text:style-name="T93">loop has an override that can reset the </text:span><text:span text:style-name="T92">count</text:span><text:span text:style-name="T93">er and </text:span><text:span text:style-name="T92">progress bar,</text:span><text:span text:style-name="T93"> </text:span><text:span text:style-name="T101">as well </text:span><text:span text:style-name="T93">set the next or previous </text:span><text:span text:style-name="T92">image.</text:span></text:p>
      <text:p text:style-name="P43"><text:span text:style-name="T96">Creating the tabs for the product page, I used </text:span><text:span text:style-name="T94">property binding </text:span><text:span text:style-name="T95">to </text:span><text:span text:style-name="T102">select</text:span><text:span text:style-name="T95"> the class in the html based on show object from the </text:span><text:span text:style-name="T81">component</text:span><text:span text:style-name="T95">. This </text:span><text:bookmark text:name="result_box38"/><text:span text:style-name="T95">hid</text:span><text:span text:style-name="T102">es</text:span><text:span text:style-name="T95"> the text not selected, and ma</text:span><text:span text:style-name="T102">kes</text:span><text:span text:style-name="T95"> the </text:span><text:bookmark text:name="result_box39"/><text:span text:style-name="T95">current tab be active. To </text:span><text:bookmark text:name="result_box41"/><text:span text:style-name="T95">change the selected tab, you have to update the show object</text:span><text:span text:style-name="T102">s</text:span><text:span text:style-name="T95"> boolean values. </text:span><text:span text:style-name="T97">This is done by a click event binding on the tab, that </text:span><text:span text:style-name="T102">it </text:span><text:span text:style-name="T97">will </text:span><text:span text:style-name="T102">result </text:span><text:span text:style-name="T103">in</text:span><text:span text:style-name="T102"> it’s </text:span><text:span text:style-name="T97">update.</text:span></text:p>
      <text:h text:style-name="P89" text:outline-level="1"><text:bookmark-start text:name="__RefHeading___Toc1271_381982555"/>Conclusion<text:bookmark-end text:name="__RefHeading___Toc1271_381982555"/></text:h>
      <text:p text:style-name="P45"><text:span text:style-name="T42">Angular is </text:span><text:span text:style-name="T137">a </text:span><text:span text:style-name="T42">great framework to be working </text:span><text:span text:style-name="T137">with</text:span><text:span text:style-name="T42">. It has an extensive</text:span><text:span text:style-name="T11"> and organized documentation on it’s web side. The way an angular project </text:span><text:span text:style-name="T16">is</text:span><text:span text:style-name="T11"> build, </text:span><text:bookmark text:name="result_box29"/><text:span text:style-name="T11">means </text:span><text:span text:style-name="T13">that</text:span><text:span text:style-name="T11"> everyone can get op to </text:span><text:bookmark text:name="result_box36"/><text:span text:style-name="T11">speed </text:span><text:bookmark text:name="result_box31"/><text:span text:style-name="T11">quickly,</text:span><text:span text:style-name="T12"> assuming they have </text:span><text:bookmark text:name="result_box30"/><text:span text:style-name="T12">knowledge of </text:span><text:span text:style-name="T11">angular</text:span><text:span text:style-name="T12">. </text:span><text:span text:style-name="T14">I also had a </text:span><text:span text:style-name="T15">pleasant experience working Npm, it made getting started </text:span><text:span text:style-name="T17">quite </text:span><text:span text:style-name="T15">quick</text:span><text:span text:style-name="T17">ly</text:span><text:span text:style-name="T15"> and easy. This is likewise true for the </text:span><text:span text:style-name="T42">Angular </text:span><text:span text:style-name="T135">CLI, it has all the tool </text:span><text:span text:style-name="T138">needed</text:span><text:span text:style-name="T135"> </text:span><text:span text:style-name="T136">build i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247cm" loext:contextual-spacing="false" fo:line-height="100%" style:page-number="auto" style:shadow="none">
        <style:tab-stops/>
      </style:paragraph-properties>
      <style:text-properties fo:background-color="transparen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207a1a" officeooo:paragraph-rsid="00207a1a"/>
    </style:style>
    <style:style style:name="MT1" style:family="text">
      <style:text-properties officeooo:rsid="00207a1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Cristian C. Gorrin<text:tab/>MFD - Mini project<text:tab/><text:date style:data-style-name="N37" text:date-value="2017-09-06T21:00:12.731337477" text:fixed="true">06/09/17</text:date></text:p>
      </style:header>
      <style:footer>
        <text:p text:style-name="Footer"><text:tab/><text:tab/> <text:span text:style-name="MT1">Page </text:span><text:page-number text:select-page="current">7</text:page-number> <text:span text:style-name="MT1">of </text:span><text:span text:style-name="MT1"><text:page-count>7</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0T14:39:10.565553480</meta:creation-date>
    <dc:date>2017-09-08T11:14:33.304887111</dc:date>
    <meta:editing-duration>PT8H24M24S</meta:editing-duration>
    <meta:editing-cycles>76</meta:editing-cycles>
    <meta:generator>LibreOffice/5.1.6.2$Linux_X86_64 LibreOffice_project/10m0$Build-2</meta:generator>
    <meta:document-statistic meta:table-count="0" meta:image-count="0" meta:object-count="0" meta:page-count="7" meta:paragraph-count="92" meta:word-count="1632" meta:character-count="10077" meta:non-whitespace-character-count="8487"/>
  </office:meta>
</office:document-meta>
</file>